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" manifest:version="1.3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252/settings.xml" manifest:media-type="text/xml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" manifest:version="1.3" manifest:media-type="application/vnd.oasis.opendocument.formula"/>
  <manifest:file-entry manifest:full-path="Object 489/settings.xml" manifest:media-type="text/xml"/>
  <manifest:file-entry manifest:full-path="Object 489/content.xml" manifest:media-type="text/xml"/>
  <manifest:file-entry manifest:full-path="Object 489/Configurations2/" manifest:media-type="application/vnd.sun.xml.ui.configuration"/>
  <manifest:file-entry manifest:full-path="Object 489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481/content.xml" manifest:media-type="text/xml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settings.xml" manifest:media-type="text/xml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3" manifest:media-type="application/vnd.oasis.opendocument.formula"/>
  <manifest:file-entry manifest:full-path="Object 476/settings.xml" manifest:media-type="text/xml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" manifest:version="1.3" manifest:media-type="application/vnd.oasis.opendocument.formula"/>
  <manifest:file-entry manifest:full-path="Object 339/settings.xml" manifest:media-type="text/xml"/>
  <manifest:file-entry manifest:full-path="Object 339/content.xml" manifest:media-type="text/xml"/>
  <manifest:file-entry manifest:full-path="Object 339/Configurations2/" manifest:media-type="application/vnd.sun.xml.ui.configuration"/>
  <manifest:file-entry manifest:full-path="Object 339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" manifest:media-type="application/vnd.sun.xml.ui.configuration"/>
  <manifest:file-entry manifest:full-path="Object 466/" manifest:version="1.3" manifest:media-type="application/vnd.oasis.opendocument.formula"/>
  <manifest:file-entry manifest:full-path="meta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472/settings.xml" manifest:media-type="text/xml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471/settings.xml" manifest:media-type="text/xml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" manifest:version="1.3" manifest:media-type="application/vnd.oasis.opendocument.formula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content.xml" manifest:media-type="text/xml"/>
  <manifest:file-entry manifest:full-path="Object 456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settings.xml" manifest:media-type="text/xml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Configurations2/" manifest:media-type="application/vnd.sun.xml.ui.configuration"/>
  <manifest:file-entry manifest:full-path="Object 318/" manifest:version="1.3" manifest:media-type="application/vnd.oasis.opendocument.formula"/>
  <manifest:file-entry manifest:full-path="Object 461/content.xml" manifest:media-type="text/xml"/>
  <manifest:file-entry manifest:full-path="Object 461/Configurations2/" manifest:media-type="application/vnd.sun.xml.ui.configuration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892" manifest:media-type=""/>
  <manifest:file-entry manifest:full-path="ObjectReplacements/Object 53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3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857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87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856" manifest:media-type=""/>
  <manifest:file-entry manifest:full-path="ObjectReplacements/Object 71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93" manifest:media-type=""/>
  <manifest:file-entry manifest:full-path="ObjectReplacements/Object 35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7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09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08" manifest:media-type=""/>
  <manifest:file-entry manifest:full-path="ObjectReplacements/Object 899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55" manifest:media-type=""/>
  <manifest:file-entry manifest:full-path="ObjectReplacements/Object 718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"/>
  <manifest:file-entry manifest:full-path="ObjectReplacements/Object 568" manifest:media-type=""/>
  <manifest:file-entry manifest:full-path="ObjectReplacements/Object 183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872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905" manifest:media-type=""/>
  <manifest:file-entry manifest:full-path="ObjectReplacements/Object 3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904" manifest:media-type=""/>
  <manifest:file-entry manifest:full-path="ObjectReplacements/Object 3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07" manifest:media-type=""/>
  <manifest:file-entry manifest:full-path="ObjectReplacements/Object 486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06" manifest:media-type=""/>
  <manifest:file-entry manifest:full-path="ObjectReplacements/Object 485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754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94" manifest:media-type=""/>
  <manifest:file-entry manifest:full-path="ObjectReplacements/Object 512" manifest:media-type="application/x-openoffice-gdimetafile;windows_formatname=&quot;GDIMetaFile&quot;"/>
  <manifest:file-entry manifest:full-path="ObjectReplacements/Object 893" manifest:media-type=""/>
  <manifest:file-entry manifest:full-path="ObjectReplacements/Object 19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3" manifest:media-type=""/>
  <manifest:file-entry manifest:full-path="ObjectReplacements/Object 84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67" manifest:media-type=""/>
  <manifest:file-entry manifest:full-path="ObjectReplacements/Object 2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76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734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4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901" manifest:media-type=""/>
  <manifest:file-entry manifest:full-path="ObjectReplacements/Object 74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902" manifest:media-type=""/>
  <manifest:file-entry manifest:full-path="ObjectReplacements/Object 2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903" manifest:media-type="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910" manifest:media-type="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settings.xml" manifest:media-type="text/xml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3" manifest:media-type="application/vnd.oasis.opendocument.formula"/>
  <manifest:file-entry manifest:full-path="Object 451/content.xml" manifest:media-type="text/xml"/>
  <manifest:file-entry manifest:full-path="Object 451/Configurations2/" manifest:media-type="application/vnd.sun.xml.ui.configuration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281/settings.xml" manifest:media-type="text/xml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280/content.xml" manifest:media-type="text/xml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6/content.xml" manifest:media-type="text/xml"/>
  <manifest:file-entry manifest:full-path="Object 276/settings.xml" manifest:media-type="text/xml"/>
  <manifest:file-entry manifest:full-path="Object 276/Configurations2/" manifest:media-type="application/vnd.sun.xml.ui.configuration"/>
  <manifest:file-entry manifest:full-path="Object 276/" manifest:version="1.3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68/content.xml" manifest:media-type="text/xml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10/settings.xml" manifest:media-type="text/xml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46/settings.xml" manifest:media-type="text/xml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445/settings.xml" manifest:media-type="text/xml"/>
  <manifest:file-entry manifest:full-path="Object 445/content.xml" manifest:media-type="text/xml"/>
  <manifest:file-entry manifest:full-path="Object 445/Configurations2/" manifest:media-type="application/vnd.sun.xml.ui.configuration"/>
  <manifest:file-entry manifest:full-path="Object 445/" manifest:version="1.3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" manifest:version="1.3" manifest:media-type="application/vnd.oasis.opendocument.formula"/>
  <manifest:file-entry manifest:full-path="Object 305/Configurations2/" manifest:media-type="application/vnd.sun.xml.ui.configuration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298/settings.xml" manifest:media-type="text/xml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" manifest:version="1.3" manifest:media-type="application/vnd.oasis.opendocument.formula"/>
  <manifest:file-entry manifest:full-path="Object 824/settings.xml" manifest:media-type="text/xml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887/Configurations2/" manifest:media-type="application/vnd.sun.xml.ui.configuration"/>
  <manifest:file-entry manifest:full-path="Object 887/settings.xml" manifest:media-type="text/xml"/>
  <manifest:file-entry manifest:full-path="Object 887/content.xml" manifest:media-type="text/xml"/>
  <manifest:file-entry manifest:full-path="Object 887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content.xml" manifest:media-type="text/xml"/>
  <manifest:file-entry manifest:full-path="Object 892/settings.xml" manifest:media-type="text/xml"/>
  <manifest:file-entry manifest:full-path="Object 892/" manifest:version="1.3" manifest:media-type="application/vnd.oasis.opendocument.formula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settings.xml" manifest:media-type="text/xml"/>
  <manifest:file-entry manifest:full-path="Object 573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content.xml" manifest:media-type="text/xml"/>
  <manifest:file-entry manifest:full-path="Object 528/settings.xml" manifest:media-type="text/xml"/>
  <manifest:file-entry manifest:full-path="Object 528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settings.xml" manifest:media-type="text/xml"/>
  <manifest:file-entry manifest:full-path="Object 535/content.xml" manifest:media-type="text/xml"/>
  <manifest:file-entry manifest:full-path="Object 535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879/content.xml" manifest:media-type="text/xml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settings.xml" manifest:media-type="text/xml"/>
  <manifest:file-entry manifest:full-path="Object 494/content.xml" manifest:media-type="text/xml"/>
  <manifest:file-entry manifest:full-path="Object 494/" manifest:version="1.3" manifest:media-type="application/vnd.oasis.opendocument.formula"/>
  <manifest:file-entry manifest:full-path="Object 357/content.xml" manifest:media-type="text/xml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" manifest:version="1.3" manifest:media-type="application/vnd.oasis.opendocument.formula"/>
  <manifest:file-entry manifest:full-path="Object 530/settings.xml" manifest:media-type="text/xml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" manifest:version="1.3" manifest:media-type="application/vnd.oasis.opendocument.formula"/>
  <manifest:file-entry manifest:full-path="Object 816/settings.xml" manifest:media-type="text/xml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792/content.xml" manifest:media-type="text/xml"/>
  <manifest:file-entry manifest:full-path="Object 792/settings.xml" manifest:media-type="text/xml"/>
  <manifest:file-entry manifest:full-path="Object 792/Configurations2/" manifest:media-type="application/vnd.sun.xml.ui.configuration"/>
  <manifest:file-entry manifest:full-path="Object 792/" manifest:version="1.3" manifest:media-type="application/vnd.oasis.opendocument.formula"/>
  <manifest:file-entry manifest:full-path="Object 518/content.xml" manifest:media-type="text/xml"/>
  <manifest:file-entry manifest:full-path="Object 518/Configurations2/" manifest:media-type="application/vnd.sun.xml.ui.configuration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577/settings.xml" manifest:media-type="text/xml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541/settings.xml" manifest:media-type="text/xml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857/content.xml" manifest:media-type="text/xml"/>
  <manifest:file-entry manifest:full-path="Object 857/Configurations2/" manifest:media-type="application/vnd.sun.xml.ui.configuration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19/settings.xml" manifest:media-type="text/xml"/>
  <manifest:file-entry manifest:full-path="Object 819/Configurations2/" manifest:media-type="application/vnd.sun.xml.ui.configuration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Configurations2/" manifest:media-type="application/vnd.sun.xml.ui.configuration"/>
  <manifest:file-entry manifest:full-path="Object 434/" manifest:version="1.3" manifest:media-type="application/vnd.oasis.opendocument.formula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content.xml" manifest:media-type="text/xml"/>
  <manifest:file-entry manifest:full-path="Object 533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content.xml" manifest:media-type="text/xml"/>
  <manifest:file-entry manifest:full-path="Object 540/" manifest:version="1.3" manifest:media-type="application/vnd.oasis.opendocument.formula"/>
  <manifest:file-entry manifest:full-path="Object 746/Configurations2/" manifest:media-type="application/vnd.sun.xml.ui.configuration"/>
  <manifest:file-entry manifest:full-path="Object 746/content.xml" manifest:media-type="text/xml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83/content.xml" manifest:media-type="text/xml"/>
  <manifest:file-entry manifest:full-path="Object 883/settings.xml" manifest:media-type="text/xml"/>
  <manifest:file-entry manifest:full-path="Object 883/Configurations2/" manifest:media-type="application/vnd.sun.xml.ui.configuration"/>
  <manifest:file-entry manifest:full-path="Object 883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3" manifest:media-type="application/vnd.oasis.opendocument.formula"/>
  <manifest:file-entry manifest:full-path="Object 575/settings.xml" manifest:media-type="text/xml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532/Configurations2/" manifest:media-type="application/vnd.sun.xml.ui.configuration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3" manifest:media-type="application/vnd.oasis.opendocument.formula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content.xml" manifest:media-type="text/xml"/>
  <manifest:file-entry manifest:full-path="Object 818/" manifest:version="1.3" manifest:media-type="application/vnd.oasis.opendocument.formula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531/settings.xml" manifest:media-type="text/xml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content.xml" manifest:media-type="text/xml"/>
  <manifest:file-entry manifest:full-path="Object 817/settings.xml" manifest:media-type="text/xml"/>
  <manifest:file-entry manifest:full-path="Object 817/" manifest:version="1.3" manifest:media-type="application/vnd.oasis.opendocument.formula"/>
  <manifest:file-entry manifest:full-path="Object 432/content.xml" manifest:media-type="text/xml"/>
  <manifest:file-entry manifest:full-path="Object 432/Configurations2/" manifest:media-type="application/vnd.sun.xml.ui.configuration"/>
  <manifest:file-entry manifest:full-path="Object 432/settings.xml" manifest:media-type="text/xml"/>
  <manifest:file-entry manifest:full-path="Object 432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77/content.xml" manifest:media-type="text/xml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3" manifest:media-type="application/vnd.oasis.opendocument.formula"/>
  <manifest:file-entry manifest:full-path="Object 519/content.xml" manifest:media-type="text/xml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" manifest:version="1.3" manifest:media-type="application/vnd.oasis.opendocument.formula"/>
  <manifest:file-entry manifest:full-path="Object 885/settings.xml" manifest:media-type="text/xml"/>
  <manifest:file-entry manifest:full-path="Object 885/content.xml" manifest:media-type="text/xml"/>
  <manifest:file-entry manifest:full-path="Object 885/Configurations2/" manifest:media-type="application/vnd.sun.xml.ui.configuration"/>
  <manifest:file-entry manifest:full-path="Object 885/" manifest:version="1.3" manifest:media-type="application/vnd.oasis.opendocument.formula"/>
  <manifest:file-entry manifest:full-path="Object 363/settings.xml" manifest:media-type="text/xml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851/Configurations2/" manifest:media-type="application/vnd.sun.xml.ui.configuration"/>
  <manifest:file-entry manifest:full-path="Object 851/content.xml" manifest:media-type="text/xml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178/settings.xml" manifest:media-type="text/xml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719/settings.xml" manifest:media-type="text/xml"/>
  <manifest:file-entry manifest:full-path="Object 719/Configurations2/" manifest:media-type="application/vnd.sun.xml.ui.configuration"/>
  <manifest:file-entry manifest:full-path="Object 719/content.xml" manifest:media-type="text/xml"/>
  <manifest:file-entry manifest:full-path="Object 719/" manifest:version="1.3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" manifest:version="1.3" manifest:media-type="application/vnd.oasis.opendocument.formula"/>
  <manifest:file-entry manifest:full-path="Object 558/content.xml" manifest:media-type="text/xml"/>
  <manifest:file-entry manifest:full-path="Object 558/Configurations2/" manifest:media-type="application/vnd.sun.xml.ui.configuration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556/content.xml" manifest:media-type="text/xml"/>
  <manifest:file-entry manifest:full-path="Object 556/Configurations2/" manifest:media-type="application/vnd.sun.xml.ui.configuration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854/settings.xml" manifest:media-type="text/xml"/>
  <manifest:file-entry manifest:full-path="Object 854/content.xml" manifest:media-type="text/xml"/>
  <manifest:file-entry manifest:full-path="Object 854/Configurations2/" manifest:media-type="application/vnd.sun.xml.ui.configuration"/>
  <manifest:file-entry manifest:full-path="Object 854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716/Configurations2/" manifest:media-type="application/vnd.sun.xml.ui.configuration"/>
  <manifest:file-entry manifest:full-path="Object 716/content.xml" manifest:media-type="text/xml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852/content.xml" manifest:media-type="text/xml"/>
  <manifest:file-entry manifest:full-path="Object 852/Configurations2/" manifest:media-type="application/vnd.sun.xml.ui.configuration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878/settings.xml" manifest:media-type="text/xml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" manifest:version="1.3" manifest:media-type="application/vnd.oasis.opendocument.formula"/>
  <manifest:file-entry manifest:full-path="Object 356/content.xml" manifest:media-type="text/xml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Configurations2/" manifest:media-type="application/vnd.sun.xml.ui.configuration"/>
  <manifest:file-entry manifest:full-path="Object 321/" manifest:version="1.3" manifest:media-type="application/vnd.oasis.opendocument.formula"/>
  <manifest:file-entry manifest:full-path="Object 842/Configurations2/" manifest:media-type="application/vnd.sun.xml.ui.configuration"/>
  <manifest:file-entry manifest:full-path="Object 842/settings.xml" manifest:media-type="text/xml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841/content.xml" manifest:media-type="text/xml"/>
  <manifest:file-entry manifest:full-path="Object 841/Configurations2/" manifest:media-type="application/vnd.sun.xml.ui.configuration"/>
  <manifest:file-entry manifest:full-path="Object 841/settings.xml" manifest:media-type="text/xml"/>
  <manifest:file-entry manifest:full-path="Object 841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877/content.xml" manifest:media-type="text/xml"/>
  <manifest:file-entry manifest:full-path="Object 877/Configurations2/" manifest:media-type="application/vnd.sun.xml.ui.configuration"/>
  <manifest:file-entry manifest:full-path="Object 877/settings.xml" manifest:media-type="text/xml"/>
  <manifest:file-entry manifest:full-path="Object 877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settings.xml" manifest:media-type="text/xml"/>
  <manifest:file-entry manifest:full-path="Object 875/content.xml" manifest:media-type="text/xml"/>
  <manifest:file-entry manifest:full-path="Object 875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3" manifest:media-type="application/vnd.oasis.opendocument.formula"/>
  <manifest:file-entry manifest:full-path="Object 909/settings.xml" manifest:media-type="text/xml"/>
  <manifest:file-entry manifest:full-path="Object 909/Configurations2/" manifest:media-type="application/vnd.sun.xml.ui.configuration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523/content.xml" manifest:media-type="text/xml"/>
  <manifest:file-entry manifest:full-path="Object 523/Configurations2/" manifest:media-type="application/vnd.sun.xml.ui.configuration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908/settings.xml" manifest:media-type="text/xml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" manifest:version="1.3" manifest:media-type="application/vnd.oasis.opendocument.formula"/>
  <manifest:file-entry manifest:full-path="Object 899/content.xml" manifest:media-type="text/xml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" manifest:version="1.3" manifest:media-type="application/vnd.oasis.opendocument.formula"/>
  <manifest:file-entry manifest:full-path="Object 898/content.xml" manifest:media-type="text/xml"/>
  <manifest:file-entry manifest:full-path="Object 898/settings.xml" manifest:media-type="text/xml"/>
  <manifest:file-entry manifest:full-path="Object 898/Configurations2/" manifest:media-type="application/vnd.sun.xml.ui.configuration"/>
  <manifest:file-entry manifest:full-path="Object 898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534/settings.xml" manifest:media-type="text/xml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" manifest:version="1.3" manifest:media-type="application/vnd.oasis.opendocument.formula"/>
  <manifest:file-entry manifest:full-path="Object 373/content.xml" manifest:media-type="text/xml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" manifest:version="1.3" manifest:media-type="application/vnd.oasis.opendocument.formula"/>
  <manifest:file-entry manifest:full-path="Object 895/Configurations2/" manifest:media-type="application/vnd.sun.xml.ui.configuration"/>
  <manifest:file-entry manifest:full-path="Object 895/settings.xml" manifest:media-type="text/xml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settings.xml" manifest:media-type="text/xml"/>
  <manifest:file-entry manifest:full-path="Object 753/" manifest:version="1.3" manifest:media-type="application/vnd.oasis.opendocument.formula"/>
  <manifest:file-entry manifest:full-path="Object 890/content.xml" manifest:media-type="text/xml"/>
  <manifest:file-entry manifest:full-path="Object 890/Configurations2/" manifest:media-type="application/vnd.sun.xml.ui.configuration"/>
  <manifest:file-entry manifest:full-path="Object 890/settings.xml" manifest:media-type="text/xml"/>
  <manifest:file-entry manifest:full-path="Object 890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32/content.xml" manifest:media-type="text/xml"/>
  <manifest:file-entry manifest:full-path="Object 832/settings.xml" manifest:media-type="text/xml"/>
  <manifest:file-entry manifest:full-path="Object 832/Configurations2/" manifest:media-type="application/vnd.sun.xml.ui.configuration"/>
  <manifest:file-entry manifest:full-path="Object 832/" manifest:version="1.3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Configurations2/" manifest:media-type="application/vnd.sun.xml.ui.configuration"/>
  <manifest:file-entry manifest:full-path="Object 310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content.xml" manifest:media-type="text/xml"/>
  <manifest:file-entry manifest:full-path="Object 576/" manifest:version="1.3" manifest:media-type="application/vnd.oasis.opendocument.formula"/>
  <manifest:file-entry manifest:full-path="Object 889/settings.xml" manifest:media-type="text/xml"/>
  <manifest:file-entry manifest:full-path="Object 889/Configurations2/" manifest:media-type="application/vnd.sun.xml.ui.configuration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Configurations2/" manifest:media-type="application/vnd.sun.xml.ui.configuration"/>
  <manifest:file-entry manifest:full-path="Object 367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718/content.xml" manifest:media-type="text/xml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" manifest:version="1.3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830/Configurations2/" manifest:media-type="application/vnd.sun.xml.ui.configuration"/>
  <manifest:file-entry manifest:full-path="Object 830/settings.xml" manifest:media-type="text/xml"/>
  <manifest:file-entry manifest:full-path="Object 830/content.xml" manifest:media-type="text/xml"/>
  <manifest:file-entry manifest:full-path="Object 830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Configurations2/" manifest:media-type="application/vnd.sun.xml.ui.configuration"/>
  <manifest:file-entry manifest:full-path="Object 160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content.xml" manifest:media-type="text/xml"/>
  <manifest:file-entry manifest:full-path="Object 54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33/content.xml" manifest:media-type="text/xml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552/content.xml" manifest:media-type="text/xml"/>
  <manifest:file-entry manifest:full-path="Object 552/settings.xml" manifest:media-type="text/xml"/>
  <manifest:file-entry manifest:full-path="Object 552/Configurations2/" manifest:media-type="application/vnd.sun.xml.ui.configuration"/>
  <manifest:file-entry manifest:full-path="Object 552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settings.xml" manifest:media-type="text/xml"/>
  <manifest:file-entry manifest:full-path="Object 834/content.xml" manifest:media-type="text/xml"/>
  <manifest:file-entry manifest:full-path="Object 83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67/content.xml" manifest:media-type="text/xml"/>
  <manifest:file-entry manifest:full-path="Object 467/settings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566/content.xml" manifest:media-type="text/xml"/>
  <manifest:file-entry manifest:full-path="Object 566/Configurations2/" manifest:media-type="application/vnd.sun.xml.ui.configuration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183/content.xml" manifest:media-type="text/xml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866/settings.xml" manifest:media-type="text/xml"/>
  <manifest:file-entry manifest:full-path="Object 866/Configurations2/" manifest:media-type="application/vnd.sun.xml.ui.configuration"/>
  <manifest:file-entry manifest:full-path="Object 866/content.xml" manifest:media-type="text/xml"/>
  <manifest:file-entry manifest:full-path="Object 866/" manifest:version="1.3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Configurations2/" manifest:media-type="application/vnd.sun.xml.ui.configuration"/>
  <manifest:file-entry manifest:full-path="Object 344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settings.xml" manifest:media-type="text/xml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78/content.xml" manifest:media-type="text/xml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555/settings.xml" manifest:media-type="text/xml"/>
  <manifest:file-entry manifest:full-path="Object 555/Configurations2/" manifest:media-type="application/vnd.sun.xml.ui.configuration"/>
  <manifest:file-entry manifest:full-path="Object 555/content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settings.xml" manifest:media-type="text/xml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563/content.xml" manifest:media-type="text/xml"/>
  <manifest:file-entry manifest:full-path="Object 563/Configurations2/" manifest:media-type="application/vnd.sun.xml.ui.configuration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202/setting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835/content.xml" manifest:media-type="text/xml"/>
  <manifest:file-entry manifest:full-path="Object 835/Configurations2/" manifest:media-type="application/vnd.sun.xml.ui.configuration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169/settings.xml" manifest:media-type="text/xml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113/settings.xml" manifest:media-type="text/xml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styles.xml" manifest:media-type="text/xml"/>
  <manifest:file-entry manifest:full-path="Object 536/Configurations2/" manifest:media-type="application/vnd.sun.xml.ui.configuration"/>
  <manifest:file-entry manifest:full-path="Object 536/settings.xml" manifest:media-type="text/xml"/>
  <manifest:file-entry manifest:full-path="Object 536/content.xml" manifest:media-type="text/xml"/>
  <manifest:file-entry manifest:full-path="Object 536/" manifest:version="1.3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Configurations2/" manifest:media-type="application/vnd.sun.xml.ui.configuration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content.xml" manifest:media-type="text/xml"/>
  <manifest:file-entry manifest:full-path="Object 886/" manifest:version="1.3" manifest:media-type="application/vnd.oasis.opendocument.formula"/>
  <manifest:file-entry manifest:full-path="Object 364/settings.xml" manifest:media-type="text/xml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551/content.xml" manifest:media-type="text/xml"/>
  <manifest:file-entry manifest:full-path="Object 551/settings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settings.xml" manifest:media-type="text/xml"/>
  <manifest:file-entry manifest:full-path="Object 721/content.xml" manifest:media-type="text/xml"/>
  <manifest:file-entry manifest:full-path="Object 721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574/content.xml" manifest:media-type="text/xml"/>
  <manifest:file-entry manifest:full-path="Object 574/Configurations2/" manifest:media-type="application/vnd.sun.xml.ui.configuration"/>
  <manifest:file-entry manifest:full-path="Object 574/settings.xml" manifest:media-type="text/xml"/>
  <manifest:file-entry manifest:full-path="Object 574/" manifest:version="1.3" manifest:media-type="application/vnd.oasis.opendocument.formula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729/content.xml" manifest:media-type="text/xml"/>
  <manifest:file-entry manifest:full-path="Object 729/Configurations2/" manifest:media-type="application/vnd.sun.xml.ui.configuration"/>
  <manifest:file-entry manifest:full-path="Object 729/settings.xml" manifest:media-type="text/xml"/>
  <manifest:file-entry manifest:full-path="Object 729/" manifest:version="1.3" manifest:media-type="application/vnd.oasis.opendocument.formula"/>
  <manifest:file-entry manifest:full-path="Object 872/content.xml" manifest:media-type="text/xml"/>
  <manifest:file-entry manifest:full-path="Object 872/Configurations2/" manifest:media-type="application/vnd.sun.xml.ui.configuration"/>
  <manifest:file-entry manifest:full-path="Object 872/settings.xml" manifest:media-type="text/xml"/>
  <manifest:file-entry manifest:full-path="Object 872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settings.xml" manifest:media-type="text/xml"/>
  <manifest:file-entry manifest:full-path="Object 550/content.xml" manifest:media-type="text/xml"/>
  <manifest:file-entry manifest:full-path="Object 550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896/settings.xml" manifest:media-type="text/xml"/>
  <manifest:file-entry manifest:full-path="Object 896/content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725/content.xml" manifest:media-type="text/xml"/>
  <manifest:file-entry manifest:full-path="Object 725/Configurations2/" manifest:media-type="application/vnd.sun.xml.ui.configuration"/>
  <manifest:file-entry manifest:full-path="Object 725/settings.xml" manifest:media-type="text/xml"/>
  <manifest:file-entry manifest:full-path="Object 7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3" manifest:media-type="application/vnd.oasis.opendocument.formula"/>
  <manifest:file-entry manifest:full-path="Object 479/settings.xml" manifest:media-type="text/xml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905/settings.xml" manifest:media-type="text/xml"/>
  <manifest:file-entry manifest:full-path="Object 905/content.xml" manifest:media-type="text/xml"/>
  <manifest:file-entry manifest:full-path="Object 905/Configurations2/" manifest:media-type="application/vnd.sun.xml.ui.configuration"/>
  <manifest:file-entry manifest:full-path="Object 905/" manifest:version="1.3" manifest:media-type="application/vnd.oasis.opendocument.formula"/>
  <manifest:file-entry manifest:full-path="Object 379/settings.xml" manifest:media-type="text/xml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" manifest:version="1.3" manifest:media-type="application/vnd.oasis.opendocument.formula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settings.xml" manifest:media-type="text/xml"/>
  <manifest:file-entry manifest:full-path="Object 874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737/settings.xml" manifest:media-type="text/xml"/>
  <manifest:file-entry manifest:full-path="Object 737/Configurations2/" manifest:media-type="application/vnd.sun.xml.ui.configuration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settings.xml" manifest:media-type="text/xml"/>
  <manifest:file-entry manifest:full-path="Object 795/content.xml" manifest:media-type="text/xml"/>
  <manifest:file-entry manifest:full-path="Object 795/" manifest:version="1.3" manifest:media-type="application/vnd.oasis.opendocument.formula"/>
  <manifest:file-entry manifest:full-path="Object 561/content.xml" manifest:media-type="text/xml"/>
  <manifest:file-entry manifest:full-path="Object 561/Configurations2/" manifest:media-type="application/vnd.sun.xml.ui.configuration"/>
  <manifest:file-entry manifest:full-path="Object 561/settings.xml" manifest:media-type="text/xml"/>
  <manifest:file-entry manifest:full-path="Object 56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50/settings.xml" manifest:media-type="text/xml"/>
  <manifest:file-entry manifest:full-path="Object 850/Configurations2/" manifest:media-type="application/vnd.sun.xml.ui.configuration"/>
  <manifest:file-entry manifest:full-path="Object 850/content.xml" manifest:media-type="text/xml"/>
  <manifest:file-entry manifest:full-path="Object 850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content.xml" manifest:media-type="text/xml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settings.xml" manifest:media-type="text/xml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505/settings.xml" manifest:media-type="text/xml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" manifest:version="1.3" manifest:media-type="application/vnd.oasis.opendocument.formula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settings.xml" manifest:media-type="text/xml"/>
  <manifest:file-entry manifest:full-path="Object 564/" manifest:version="1.3" manifest:media-type="application/vnd.oasis.opendocument.formula"/>
  <manifest:file-entry manifest:full-path="Object 166/settings.xml" manifest:media-type="text/xml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503/Configurations2/" manifest:media-type="application/vnd.sun.xml.ui.configuration"/>
  <manifest:file-entry manifest:full-path="Object 503/settings.xml" manifest:media-type="text/xml"/>
  <manifest:file-entry manifest:full-path="Object 503/content.xml" manifest:media-type="text/xml"/>
  <manifest:file-entry manifest:full-path="Object 503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3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904/Configurations2/" manifest:media-type="application/vnd.sun.xml.ui.configuration"/>
  <manifest:file-entry manifest:full-path="Object 904/settings.xml" manifest:media-type="text/xml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Object 300/settings.xml" manifest:media-type="text/xml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Configurations2/" manifest:media-type="application/vnd.sun.xml.ui.configuration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65/settings.xml" manifest:media-type="text/xml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Configurations2/" manifest:media-type="application/vnd.sun.xml.ui.configuration"/>
  <manifest:file-entry manifest:full-path="Object 302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Configurations2/" manifest:media-type="application/vnd.sun.xml.ui.configuration"/>
  <manifest:file-entry manifest:full-path="Object 267/" manifest:version="1.3" manifest:media-type="application/vnd.oasis.opendocument.formula"/>
  <manifest:file-entry manifest:full-path="Object 303/content.xml" manifest:media-type="text/xml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435/content.xml" manifest:media-type="text/xml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content.xml" manifest:media-type="text/xml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884/settings.xml" manifest:media-type="text/xml"/>
  <manifest:file-entry manifest:full-path="Object 884/Configurations2/" manifest:media-type="application/vnd.sun.xml.ui.configuration"/>
  <manifest:file-entry manifest:full-path="Object 884/content.xml" manifest:media-type="text/xml"/>
  <manifest:file-entry manifest:full-path="Object 88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settings.xml" manifest:media-type="text/xml"/>
  <manifest:file-entry manifest:full-path="Object 522/" manifest:version="1.3" manifest:media-type="application/vnd.oasis.opendocument.formula"/>
  <manifest:file-entry manifest:full-path="Object 907/content.xml" manifest:media-type="text/xml"/>
  <manifest:file-entry manifest:full-path="Object 907/settings.xml" manifest:media-type="text/xml"/>
  <manifest:file-entry manifest:full-path="Object 907/Configurations2/" manifest:media-type="application/vnd.sun.xml.ui.configuration"/>
  <manifest:file-entry manifest:full-path="Object 907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settings.xml" manifest:media-type="text/xml"/>
  <manifest:file-entry manifest:full-path="Object 521/content.xml" manifest:media-type="text/xml"/>
  <manifest:file-entry manifest:full-path="Object 521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content.xml" manifest:media-type="text/xml"/>
  <manifest:file-entry manifest:full-path="Object 485/settings.xml" manifest:media-type="text/xml"/>
  <manifest:file-entry manifest:full-path="Object 485/" manifest:version="1.3" manifest:media-type="application/vnd.oasis.opendocument.formula"/>
  <manifest:file-entry manifest:full-path="Object 539/content.xml" manifest:media-type="text/xml"/>
  <manifest:file-entry manifest:full-path="Object 539/settings.xml" manifest:media-type="text/xml"/>
  <manifest:file-entry manifest:full-path="Object 539/Configurations2/" manifest:media-type="application/vnd.sun.xml.ui.configuration"/>
  <manifest:file-entry manifest:full-path="Object 539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Configurations2/" manifest:media-type="application/vnd.sun.xml.ui.configuration"/>
  <manifest:file-entry manifest:full-path="Object 269/" manifest:version="1.3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content.xml" manifest:media-type="text/xml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content.xml" manifest:media-type="text/xml"/>
  <manifest:file-entry manifest:full-path="Object 881/settings.xml" manifest:media-type="text/xml"/>
  <manifest:file-entry manifest:full-path="Object 881/" manifest:version="1.3" manifest:media-type="application/vnd.oasis.opendocument.formula"/>
  <manifest:file-entry manifest:full-path="Object 744/Configurations2/" manifest:media-type="application/vnd.sun.xml.ui.configuration"/>
  <manifest:file-entry manifest:full-path="Object 744/content.xml" manifest:media-type="text/xml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754/settings.xml" manifest:media-type="text/xml"/>
  <manifest:file-entry manifest:full-path="Object 754/content.xml" manifest:media-type="text/xml"/>
  <manifest:file-entry manifest:full-path="Object 754/Configurations2/" manifest:media-type="application/vnd.sun.xml.ui.configuration"/>
  <manifest:file-entry manifest:full-path="Object 754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content.xml" manifest:media-type="text/xml"/>
  <manifest:file-entry manifest:full-path="Object 865/settings.xml" manifest:media-type="text/xml"/>
  <manifest:file-entry manifest:full-path="Object 865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864/content.xml" manifest:media-type="text/xml"/>
  <manifest:file-entry manifest:full-path="Object 864/Configurations2/" manifest:media-type="application/vnd.sun.xml.ui.configuration"/>
  <manifest:file-entry manifest:full-path="Object 864/settings.xml" manifest:media-type="text/xml"/>
  <manifest:file-entry manifest:full-path="Object 864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3" manifest:media-type="application/vnd.oasis.opendocument.formula"/>
  <manifest:file-entry manifest:full-path="Object 900/Configurations2/" manifest:media-type="application/vnd.sun.xml.ui.configuration"/>
  <manifest:file-entry manifest:full-path="Object 900/content.xml" manifest:media-type="text/xml"/>
  <manifest:file-entry manifest:full-path="Object 900/settings.xml" manifest:media-type="text/xml"/>
  <manifest:file-entry manifest:full-path="Object 900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726/Configurations2/" manifest:media-type="application/vnd.sun.xml.ui.configuration"/>
  <manifest:file-entry manifest:full-path="Object 726/content.xml" manifest:media-type="text/xml"/>
  <manifest:file-entry manifest:full-path="Object 726/settings.xml" manifest:media-type="text/xml"/>
  <manifest:file-entry manifest:full-path="Object 726/" manifest:version="1.3" manifest:media-type="application/vnd.oasis.opendocument.formula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3" manifest:media-type="application/vnd.oasis.opendocument.formula"/>
  <manifest:file-entry manifest:full-path="Object 565/settings.xml" manifest:media-type="text/xml"/>
  <manifest:file-entry manifest:full-path="Object 565/Configurations2/" manifest:media-type="application/vnd.sun.xml.ui.configuration"/>
  <manifest:file-entry manifest:full-path="Object 565/content.xml" manifest:media-type="text/xml"/>
  <manifest:file-entry manifest:full-path="Object 565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Configurations2/" manifest:media-type="application/vnd.sun.xml.ui.configuration"/>
  <manifest:file-entry manifest:full-path="Object 18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506/content.xml" manifest:media-type="text/xml"/>
  <manifest:file-entry manifest:full-path="Object 506/Configurations2/" manifest:media-type="application/vnd.sun.xml.ui.configuration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513/content.xml" manifest:media-type="text/xml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894/settings.xml" manifest:media-type="text/xml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" manifest:version="1.3" manifest:media-type="application/vnd.oasis.opendocument.formula"/>
  <manifest:file-entry manifest:full-path="Object 512/content.xml" manifest:media-type="text/xml"/>
  <manifest:file-entry manifest:full-path="Object 512/Configurations2/" manifest:media-type="application/vnd.sun.xml.ui.configuration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893/settings.xml" manifest:media-type="text/xml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" manifest:version="1.3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" manifest:version="1.3" manifest:media-type="application/vnd.oasis.opendocument.formula"/>
  <manifest:file-entry manifest:full-path="Object 514/content.xml" manifest:media-type="text/xml"/>
  <manifest:file-entry manifest:full-path="Object 514/Configurations2/" manifest:media-type="application/vnd.sun.xml.ui.configuration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742/settings.xml" manifest:media-type="text/xml"/>
  <manifest:file-entry manifest:full-path="Object 742/Configurations2/" manifest:media-type="application/vnd.sun.xml.ui.configuration"/>
  <manifest:file-entry manifest:full-path="Object 742/content.xml" manifest:media-type="text/xml"/>
  <manifest:file-entry manifest:full-path="Object 7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settings.xml" manifest:media-type="text/xml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Configurations2/" manifest:media-type="application/vnd.sun.xml.ui.configuration"/>
  <manifest:file-entry manifest:full-path="Object 167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745/settings.xml" manifest:media-type="text/xml"/>
  <manifest:file-entry manifest:full-path="Object 745/Configurations2/" manifest:media-type="application/vnd.sun.xml.ui.configuration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828/Configurations2/" manifest:media-type="application/vnd.sun.xml.ui.configuration"/>
  <manifest:file-entry manifest:full-path="Object 828/settings.xml" manifest:media-type="text/xml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306/content.xml" manifest:media-type="text/xml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settings.xml" manifest:media-type="text/xml"/>
  <manifest:file-entry manifest:full-path="Object 876/content.xml" manifest:media-type="text/xml"/>
  <manifest:file-entry manifest:full-path="Object 876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settings.xml" manifest:media-type="text/xml"/>
  <manifest:file-entry manifest:full-path="Object 882/content.xml" manifest:media-type="text/xml"/>
  <manifest:file-entry manifest:full-path="Object 882/" manifest:version="1.3" manifest:media-type="application/vnd.oasis.opendocument.formula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settings.xml" manifest:media-type="text/xml"/>
  <manifest:file-entry manifest:full-path="Object 739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826/Configurations2/" manifest:media-type="application/vnd.sun.xml.ui.configuration"/>
  <manifest:file-entry manifest:full-path="Object 826/settings.xml" manifest:media-type="text/xml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441/content.xml" manifest:media-type="text/xml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116/content.xml" manifest:media-type="text/xml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content.xml" manifest:media-type="text/xml"/>
  <manifest:file-entry manifest:full-path="Object 727/" manifest:version="1.3" manifest:media-type="application/vnd.oasis.opendocument.formula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settings.xml" manifest:media-type="text/xml"/>
  <manifest:file-entry manifest:full-path="Object 870/" manifest:version="1.3" manifest:media-type="application/vnd.oasis.opendocument.formula"/>
  <manifest:file-entry manifest:full-path="Object 733/Configurations2/" manifest:media-type="application/vnd.sun.xml.ui.configuration"/>
  <manifest:file-entry manifest:full-path="Object 733/settings.xml" manifest:media-type="text/xml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settings.xml" manifest:media-type="text/xml"/>
  <manifest:file-entry manifest:full-path="Object 211/content.xml" manifest:media-type="text/xml"/>
  <manifest:file-entry manifest:full-path="Object 2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728/settings.xml" manifest:media-type="text/xml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content.xml" manifest:media-type="text/xml"/>
  <manifest:file-entry manifest:full-path="Object 871/settings.xml" manifest:media-type="text/xml"/>
  <manifest:file-entry manifest:full-path="Object 871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838/Configurations2/" manifest:media-type="application/vnd.sun.xml.ui.configuration"/>
  <manifest:file-entry manifest:full-path="Object 838/content.xml" manifest:media-type="text/xml"/>
  <manifest:file-entry manifest:full-path="Object 838/settings.xml" manifest:media-type="text/xml"/>
  <manifest:file-entry manifest:full-path="Object 838/" manifest:version="1.3" manifest:media-type="application/vnd.oasis.opendocument.formula"/>
  <manifest:file-entry manifest:full-path="Object 316/content.xml" manifest:media-type="text/xml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845/Configurations2/" manifest:media-type="application/vnd.sun.xml.ui.configuration"/>
  <manifest:file-entry manifest:full-path="Object 845/content.xml" manifest:media-type="text/xml"/>
  <manifest:file-entry manifest:full-path="Object 845/settings.xml" manifest:media-type="text/xml"/>
  <manifest:file-entry manifest:full-path="Object 845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3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content.xml" manifest:media-type="text/xml"/>
  <manifest:file-entry manifest:full-path="Object 720/settings.xml" manifest:media-type="text/xml"/>
  <manifest:file-entry manifest:full-path="Object 720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content.xml" manifest:media-type="text/xml"/>
  <manifest:file-entry manifest:full-path="Object 846/settings.xml" manifest:media-type="text/xml"/>
  <manifest:file-entry manifest:full-path="Object 846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70/content.xml" manifest:media-type="text/xml"/>
  <manifest:file-entry manifest:full-path="Object 470/Configurations2/" manifest:media-type="application/vnd.sun.xml.ui.configuration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68/content.xml" manifest:media-type="text/xml"/>
  <manifest:file-entry manifest:full-path="Object 468/settings.xml" manifest:media-type="text/xml"/>
  <manifest:file-entry manifest:full-path="Object 468/Configurations2/" manifest:media-type="application/vnd.sun.xml.ui.configuration"/>
  <manifest:file-entry manifest:full-path="Object 468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325/content.xml" manifest:media-type="text/xml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" manifest:version="1.3" manifest:media-type="application/vnd.oasis.opendocument.formula"/>
  <manifest:file-entry manifest:full-path="Object 200/settings.xml" manifest:media-type="text/xml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858/settings.xml" manifest:media-type="text/xml"/>
  <manifest:file-entry manifest:full-path="Object 858/Configurations2/" manifest:media-type="application/vnd.sun.xml.ui.configuration"/>
  <manifest:file-entry manifest:full-path="Object 858/content.xml" manifest:media-type="text/xml"/>
  <manifest:file-entry manifest:full-path="Object 858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3" manifest:media-type="application/vnd.oasis.opendocument.formula"/>
  <manifest:file-entry manifest:full-path="Object 473/content.xml" manifest:media-type="text/xml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" manifest:version="1.3" manifest:media-type="application/vnd.oasis.opendocument.formula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content.xml" manifest:media-type="text/xml"/>
  <manifest:file-entry manifest:full-path="Object 859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Configurations2/" manifest:media-type="application/vnd.sun.xml.ui.configuration"/>
  <manifest:file-entry manifest:full-path="Object 337/" manifest:version="1.3" manifest:media-type="application/vnd.oasis.opendocument.formula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settings.xml" manifest:media-type="text/xml"/>
  <manifest:file-entry manifest:full-path="Object 901/" manifest:version="1.3" manifest:media-type="application/vnd.oasis.opendocument.formula"/>
  <manifest:file-entry manifest:full-path="Object 740/Configurations2/" manifest:media-type="application/vnd.sun.xml.ui.configuration"/>
  <manifest:file-entry manifest:full-path="Object 740/settings.xml" manifest:media-type="text/xml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76/settings.xml" manifest:media-type="text/xml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" manifest:version="1.3" manifest:media-type="application/vnd.oasis.opendocument.formula"/>
  <manifest:file-entry manifest:full-path="Object 902/Configurations2/" manifest:media-type="application/vnd.sun.xml.ui.configuration"/>
  <manifest:file-entry manifest:full-path="Object 902/settings.xml" manifest:media-type="text/xml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215/content.xml" manifest:media-type="text/xml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41/Configurations2/" manifest:media-type="application/vnd.sun.xml.ui.configuration"/>
  <manifest:file-entry manifest:full-path="Object 741/content.xml" manifest:media-type="text/xml"/>
  <manifest:file-entry manifest:full-path="Object 741/settings.xml" manifest:media-type="text/xml"/>
  <manifest:file-entry manifest:full-path="Object 741/" manifest:version="1.3" manifest:media-type="application/vnd.oasis.opendocument.formula"/>
  <manifest:file-entry manifest:full-path="Object 867/content.xml" manifest:media-type="text/xml"/>
  <manifest:file-entry manifest:full-path="Object 867/Configurations2/" manifest:media-type="application/vnd.sun.xml.ui.configuration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77/settings.xml" manifest:media-type="text/xml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content.xml" manifest:media-type="text/xml"/>
  <manifest:file-entry manifest:full-path="Object 868/settings.xml" manifest:media-type="text/xml"/>
  <manifest:file-entry manifest:full-path="Object 868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settings.xml" manifest:media-type="text/xml"/>
  <manifest:file-entry manifest:full-path="Object 483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9/content.xml" manifest:media-type="text/xml"/>
  <manifest:file-entry manifest:full-path="Object 869/Configurations2/" manifest:media-type="application/vnd.sun.xml.ui.configuration"/>
  <manifest:file-entry manifest:full-path="Object 869/settings.xml" manifest:media-type="text/xml"/>
  <manifest:file-entry manifest:full-path="Object 869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361/settings.xml" manifest:media-type="text/xml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content.xml" manifest:media-type="text/xml"/>
  <manifest:file-entry manifest:full-path="Object 75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39/content.xml" manifest:media-type="text/xml"/>
  <manifest:file-entry manifest:full-path="Object 839/settings.xml" manifest:media-type="text/xml"/>
  <manifest:file-entry manifest:full-path="Object 839/Configurations2/" manifest:media-type="application/vnd.sun.xml.ui.configuration"/>
  <manifest:file-entry manifest:full-path="Object 839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36/settings.xml" manifest:media-type="text/xml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7/settings.xml" manifest:media-type="text/xml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Configurations2/" manifest:media-type="application/vnd.sun.xml.ui.configuration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88/settings.xml" manifest:media-type="text/xml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" manifest:version="1.3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settings.xml" manifest:media-type="text/xml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83/Configurations2/" manifest:media-type="application/vnd.sun.xml.ui.configuration"/>
  <manifest:file-entry manifest:full-path="Object 383/settings.xml" manifest:media-type="text/xml"/>
  <manifest:file-entry manifest:full-path="Object 383/content.xml" manifest:media-type="text/xml"/>
  <manifest:file-entry manifest:full-path="Object 38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content.xml" manifest:media-type="text/xml"/>
  <manifest:file-entry manifest:full-path="Object 722/settings.xml" manifest:media-type="text/xml"/>
  <manifest:file-entry manifest:full-path="Object 72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723/content.xml" manifest:media-type="text/xml"/>
  <manifest:file-entry manifest:full-path="Object 723/settings.xml" manifest:media-type="text/xml"/>
  <manifest:file-entry manifest:full-path="Object 723/Configurations2/" manifest:media-type="application/vnd.sun.xml.ui.configuration"/>
  <manifest:file-entry manifest:full-path="Object 723/" manifest:version="1.3" manifest:media-type="application/vnd.oasis.opendocument.formula"/>
  <manifest:file-entry manifest:full-path="Object 197/setting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88/content.xml" manifest:media-type="text/xml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822/content.xml" manifest:media-type="text/xml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297/Configurations2/" manifest:media-type="application/vnd.sun.xml.ui.configuration"/>
  <manifest:file-entry manifest:full-path="Object 297/settings.xml" manifest:media-type="text/xml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240/settings.xml" manifest:media-type="text/xml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82/settings.xml" manifest:media-type="text/xml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351/settings.xml" manifest:media-type="text/xml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3cm" fo:min-width="19.3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4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44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4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4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49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5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5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5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5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2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6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4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5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7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6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79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81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8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8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0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91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192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193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194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196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19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98" style:family="graphic" style:parent-style-name="standard">
      <style:graphic-properties loext:decorative="false"/>
    </style:style>
    <style:style style:name="gr199" style:family="graphic" style:parent-style-name="standard">
      <style:graphic-properties draw:marker-start="Arrowheads_20_35" draw:marker-start-width="0.3cm" draw:marker-end="Arrowheads_20_36" draw:marker-end-width="0.3cm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2.05cm" style:use-optimal-column-width="false"/>
    </style:style>
    <style:style style:name="co2" style:family="table-column">
      <style:table-column-properties style:column-width="2.049cm" style:use-optimal-column-width="false"/>
    </style:style>
    <style:style style:name="ro1" style:family="table-row">
      <style:table-row-properties style:row-height="0.489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/>
    </style:style>
    <style:style style:name="P50" style:family="paragraph">
      <loext:graphic-properties draw:fill="none" draw:fill-color="#1c1c1c"/>
      <style:paragraph-properties fo:text-align="center"/>
    </style:style>
    <style:style style:name="P51" style:family="paragraph">
      <loext:graphic-properties draw:fill="none"/>
      <style:text-properties fo:font-size="10.1999998092651pt" style:font-size-asian="20pt" style:font-size-complex="20pt"/>
    </style:style>
    <style:style style:name="P52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3" style:family="paragraph">
      <loext:graphic-properties draw:fill="solid" draw:fill-color="#999999"/>
      <style:paragraph-properties fo:text-align="center"/>
    </style:style>
    <style:style style:name="P54" style:family="paragraph">
      <loext:graphic-properties draw:fill="none" draw:fill-color="#ffffff"/>
      <style:text-properties fo:font-size="7pt" style:font-size-asian="20pt" style:font-size-complex="20pt"/>
    </style:style>
    <style:style style:name="P55" style:family="paragraph">
      <loext:graphic-properties draw:fill="none"/>
      <style:paragraph-properties fo:text-align="center"/>
      <style:text-properties fo:font-size="6pt"/>
    </style:style>
    <style:style style:name="P56" style:family="paragraph">
      <style:paragraph-properties fo:text-align="center"/>
      <style:text-properties fo:font-size="6pt"/>
    </style:style>
    <style:style style:name="P57" style:family="paragraph">
      <loext:graphic-properties draw:fill="none"/>
      <style:text-properties fo:font-size="6pt"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4.09999990463257pt"/>
    </style:style>
    <style:style style:name="T44" style:family="text">
      <style:text-properties fo:font-size="8.69999980926514pt"/>
    </style:style>
    <style:style style:name="T45" style:family="text">
      <style:text-properties fo:font-size="9pt" style:font-size-asian="22pt" style:font-size-complex="22pt"/>
    </style:style>
    <style:style style:name="T46" style:family="text">
      <style:text-properties fo:font-size="9pt" fo:font-weight="bold" style:font-size-asian="22pt" style:font-weight-asian="bold" style:font-size-complex="22pt" style:font-weight-complex="bold"/>
    </style:style>
    <style:style style:name="T47" style:family="text">
      <style:text-properties fo:font-size="10.5pt" style:font-size-asian="26pt" style:font-size-complex="26pt"/>
    </style:style>
    <style:style style:name="T48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ize="8.69999980926514pt" fo:font-weight="bold" style:font-weight-asian="bold" style:font-weight-complex="bold"/>
    </style:style>
    <style:style style:name="T50" style:family="text">
      <style:text-properties fo:font-size="5.40000009536743pt" style:font-size-asian="14pt" style:font-size-complex="14pt"/>
    </style:style>
    <style:style style:name="T51" style:family="text">
      <style:text-properties fo:font-size="8.69999980926514pt" fo:font-weight="normal" style:font-weight-asian="normal" style:font-weight-complex="normal"/>
    </style:style>
    <style:style style:name="T52" style:family="text">
      <style:text-properties fo:font-size="7pt" style:font-size-asian="20pt" style:font-size-complex="20pt"/>
    </style:style>
    <style:style style:name="T53" style:family="text">
      <style:text-properties fo:font-size="8.6999998092651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nsument-</text:span></text:p>
          <text:p text:style-name="P1"><text:span text:style-name="T5">teori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</text:span><text:span text:style-name="T6">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5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691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651cm" svg:y2="15.751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8.28cm" svg:y="13.3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002cm" svg:x2="8.752cm" svg:y2="16.752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501cm" svg:y1="17.001cm" svg:x2="9.5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2.05cm" svg:x2="18.7cm" svg:y2="22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25cm" svg:y1="22cm" svg:x2="16.3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151cm" svg:y="2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751cm" svg:x2="13.45cm" svg:y2="23.7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604cm" svg:x2="5.25cm" svg:y2="21.5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854cm" svg:y="25.363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551cm" svg:height="0.47cm" svg:x="11.354cm" svg:y="21.7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276cm" svg:y1="25.15cm" svg:x2="6.126cm" svg:y2="25.2cm">
          <text:p/>
        </draw:line>
        <draw:line draw:style-name="gr12" draw:text-style-name="P3" draw:layer="layout" svg:x1="1.282cm" svg:y1="25.154cm" svg:x2="1.276cm" svg:y2="21.45cm">
          <text:p/>
        </draw:line>
        <draw:frame draw:style-name="gr15" draw:text-style-name="P10" draw:layer="layout" svg:width="0.551cm" svg:height="0.47cm" svg:x="6.3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675cm" svg:y1="22.1cm" svg:x2="1.675cm" svg:y2="24.85cm">
          <text:p/>
        </draw:line>
        <draw:line draw:style-name="gr3" draw:text-style-name="P3" draw:layer="layout" svg:x1="4.425cm" svg:y1="24.85cm" svg:x2="1.6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4.8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4.8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2cm" svg:x2="4.075cm" svg:y2="20.1cm">
          <text:p/>
        </draw:line>
        <draw:line draw:style-name="gr3" draw:text-style-name="P3" draw:layer="layout" svg:x1="2.775cm" svg:y1="22.35cm" svg:x2="2.775cm" svg:y2="24.05cm">
          <text:p/>
        </draw:line>
        <draw:line draw:style-name="gr3" draw:text-style-name="P3" draw:layer="layout" svg:x1="4.525cm" svg:y1="24.1cm" svg:x2="2.7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35cm" svg:y2="10.8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482cm" svg:y="8.863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cm" svg:y1="7.6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45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5" draw:text-style-name="P10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5" draw:text-style-name="P10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5" draw:text-style-name="P10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7.704cm" svg:y="13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5" draw:text-style-name="P10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5" draw:text-style-name="P10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3" draw:text-style-name="P23" draw:layer="layout" svg:width="6.695cm" svg:height="1.199cm" svg:x="2.205cm" svg:y="13.4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355cm" svg:y="20.0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cm" svg:y1="18.75cm" svg:x2="5cm" svg:y2="16cm">
          <text:p/>
        </draw:line>
        <draw:frame draw:style-name="gr15" draw:text-style-name="P10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5cm" svg:y="19.7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2.9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3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75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5" draw:text-style-name="P10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5" draw:text-style-name="P10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5" draw:text-style-name="P10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5" draw:text-style-name="P10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5" draw:text-style-name="P10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3" draw:text-style-name="P23" draw:layer="layout" svg:width="6.695cm" svg:height="1.199cm" svg:x="1.555cm" svg:y="1.75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8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frame draw:style-name="gr43" draw:text-style-name="P23" draw:layer="layout" svg:width="6.695cm" svg:height="1.199cm" svg:x="4.804cm" svg:y="20.304cm">
          <draw:text-box>
            <text:p><text:span text:style-name="T18">Etterspørsel av </text:span></text:p>
            <text:p><text:span text:style-name="T18">konsumgode</text:span></text:p>
          </draw:text-box>
        </draw:frame>
        <draw:frame draw:style-name="gr43" draw:text-style-name="P23" draw:layer="layout" svg:width="6.695cm" svg:height="1.199cm" svg:x="12.1cm" svg:y="20.65cm">
          <draw:text-box>
            <text:p><text:span text:style-name="T18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19" draw:text-style-name="P14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5" draw:text-style-name="P10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5" draw:text-style-name="P10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5" draw:text-style-name="P10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19" draw:text-style-name="P14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cm" svg:y1="6.5cm" svg:x2="2.25cm" svg:y2="8.15cm">
          <text:p/>
        </draw:line>
        <draw:frame draw:style-name="gr15" draw:text-style-name="P10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5" draw:text-style-name="P10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5" draw:text-style-name="P10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5" draw:text-style-name="P10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82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83" draw:text-style-name="P3" draw:layer="layout" svg:x1="15.5cm" svg:y1="6.25cm" svg:x2="15.45cm" svg:y2="5.55cm">
          <text:p/>
        </draw:line>
        <draw:line draw:style-name="gr84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25cm" svg:y1="15.2cm" svg:x2="7cm" svg:y2="19.95cm">
          <text:p/>
        </draw:line>
        <draw:line draw:style-name="gr2" draw:text-style-name="P3" draw:layer="layout" svg:x1="4.25cm" svg:y1="15.3cm" svg:x2="5.25cm" svg:y2="20.0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5" draw:text-style-name="P10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19" draw:text-style-name="P14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5" draw:text-style-name="P10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19" draw:text-style-name="P14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251cm" svg:y1="6.501cm" svg:x2="2.251cm" svg:y2="8.151cm">
          <text:p/>
        </draw:line>
        <draw:frame draw:style-name="gr15" draw:text-style-name="P10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5" draw:text-style-name="P10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5" draw:text-style-name="P10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82" draw:text-style-name="P3" draw:layer="layout" svg:x1="3.351cm" svg:y1="6.601cm" svg:x2="2.351cm" svg:y2="6.601cm">
          <text:p/>
        </draw:line>
        <draw:frame draw:style-name="gr15" draw:text-style-name="P10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305cm" svg:y="17.855cm">
          <draw:text-box>
            <text:p><text:span text:style-name="T13">C</text:span></text:p>
          </draw:text-box>
        </draw:frame>
        <draw:line draw:style-name="gr85" draw:text-style-name="P3" draw:layer="layout" svg:x1="6.75cm" svg:y1="17.75cm" svg:x2="6cm" svg:y2="16.75cm">
          <text:p/>
        </draw:line>
        <draw:line draw:style-name="gr86" draw:text-style-name="P3" draw:layer="layout" svg:x1="5.25cm" svg:y1="17.5cm" svg:x2="5.05cm" svg:y2="18.1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5" draw:text-style-name="P10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5" draw:text-style-name="P10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19" draw:text-style-name="P14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5" draw:text-style-name="P10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5" draw:text-style-name="P10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87" draw:text-style-name="P36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104cm" svg:y="22.0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5cm" svg:y1="22.75cm" svg:x2="6cm" svg:y2="23.75cm">
          <text:p/>
        </draw:line>
        <draw:frame draw:style-name="gr81" draw:text-style-name="P17" draw:layer="layout" svg:width="3.389cm" svg:height="0.619cm" svg:x="5.904cm" svg:y="25.6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207cm" svg:y="24.5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5.064cm" svg:y="22.1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251cm" svg:y1="6.501cm" svg:x2="3.251cm" svg:y2="8.151cm">
          <text:p/>
        </draw:line>
        <draw:line draw:style-name="gr76" draw:text-style-name="P3" draw:layer="layout" svg:x1="1.5cm" svg:y1="6.35cm" svg:x2="3.5cm" svg:y2="6.35cm">
          <text:p/>
        </draw:line>
        <draw:line draw:style-name="gr76" draw:text-style-name="P3" draw:layer="layout" svg:x1="1.55cm" svg:y1="6.6cm" svg:x2="2.3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75cm" svg:x2="16.5cm" svg:y2="5.7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95" draw:text-style-name="P22" draw:layer="layout" svg:width="19.494cm" svg:height="2.299cm" svg:x="0.756cm" svg:y="0.258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25cm" svg:y1="15.3cm" svg:x2="5.25cm" svg:y2="20.0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847cm" svg:height="2.953cm" svg:x="5.05cm" svg:y="14.407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45cm" svg:x2="3.75cm" svg:y2="16.4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696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5" draw:text-style-name="P38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42" draw:text-style-name="P40" draw:layer="layout" svg:width="1.073cm" svg:height="6.376cm" svg:x="0.953cm" svg:y="7.8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5" draw:text-style-name="P38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5" draw:text-style-name="P10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5" draw:text-style-name="P39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5" draw:text-style-name="P38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5" draw:text-style-name="P10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5" draw:text-style-name="P10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96" draw:text-style-name="P3" draw:layer="layout" svg:x1="17.502cm" svg:y1="4.949cm" svg:x2="17.502cm" svg:y2="2.199cm">
          <text:p/>
        </draw:line>
        <draw:line draw:style-name="gr97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5" draw:text-style-name="P39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43" draw:text-style-name="P40" draw:layer="layout" svg:width="1.048cm" svg:height="4.989cm" svg:x="0.953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4" draw:text-style-name="P14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45" draw:text-style-name="P9" draw:layer="layout" svg:width="1.608cm" svg:height="0.599cm" svg:x="18.651cm" svg:y="3.426cm">
          <draw:text-box>
            <text:p><text:span text:style-name="T43">MBV=GK</text:span></text:p>
          </draw:text-box>
        </draw:frame>
        <draw:frame draw:style-name="gr15" draw:text-style-name="P10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5" draw:text-style-name="P10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42" draw:text-style-name="P40" draw:layer="layout" svg:width="1.073cm" svg:height="6.376cm" svg:x="1.245cm" svg:y="18.37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</draw:text-box>
        </draw:frame>
        <draw:frame draw:style-name="gr146" draw:text-style-name="P40" draw:layer="layout" svg:width="1.048cm" svg:height="5.451cm" svg:x="2.044cm" svg:y="18.574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</draw:text-box>
        </draw:frame>
        <draw:line draw:style-name="gr26" draw:text-style-name="P3" draw:layer="layout" svg:x1="1.001cm" svg:y1="16.995cm" svg:x2="20.591cm" svg:y2="16.995cm">
          <text:p/>
        </draw:line>
        <draw:line draw:style-name="gr125" draw:text-style-name="P3" draw:layer="layout" svg:x1="12.768cm" svg:y1="23.848cm" svg:x2="19.025cm" svg:y2="23.848cm">
          <text:p/>
        </draw:line>
        <draw:line draw:style-name="gr126" draw:text-style-name="P3" draw:layer="layout" svg:x1="12.767cm" svg:y1="23.849cm" svg:x2="12.767cm" svg:y2="19.099cm">
          <text:p/>
        </draw:line>
        <draw:frame draw:style-name="gr147" draw:text-style-name="P44" draw:layer="layout" svg:width="2.1cm" svg:height="1.04cm" svg:x="18.116cm" svg:y="21.411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11.897cm" svg:y="19.659cm">
          <draw:text-box>
            <text:p/>
          </draw:text-box>
        </draw:frame>
        <draw:line draw:style-name="gr129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49" draw:text-style-name="P10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5" draw:text-style-name="P10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5" draw:text-style-name="P10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50" draw:text-style-name="P44" draw:layer="layout" svg:width="1.612cm" svg:height="1.04cm" svg:x="14.762cm" svg:y="22.548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17.816cm" svg:y="22.913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52" draw:text-style-name="P49" draw:layer="layout" svg:width="3.859cm" svg:height="0.71cm" draw:transform="rotate (-1.58790055346444) translate (6.606cm 9.613cm)">
          <draw:text-box>
            <text:p><text:span text:style-name="T44">Grad av differensiering</text:span></text:p>
          </draw:text-box>
        </draw:frame>
        <draw:frame draw:style-name="gr153" draw:text-style-name="P49" draw:layer="layout" svg:width="2.223cm" svg:height="0.711cm" svg:x="5.853cm" svg:y="7.181cm">
          <draw:text-box>
            <text:p><text:span text:style-name="T44">Fullstendig</text:span></text:p>
          </draw:text-box>
        </draw:frame>
        <draw:line draw:style-name="gr125" draw:text-style-name="P3" draw:layer="layout" svg:x1="4.49cm" svg:y1="23.85cm" svg:x2="10.747cm" svg:y2="23.85cm">
          <text:p/>
        </draw:line>
        <draw:line draw:style-name="gr126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47" draw:text-style-name="P44" draw:layer="layout" svg:width="2.1cm" svg:height="1.04cm" svg:x="9.839cm" svg:y="21.413cm">
          <draw:text-box>
            <text:p><text:span text:style-name="T34">S=GK</text:span></text:p>
          </draw:text-box>
        </draw:frame>
        <draw:frame draw:style-name="gr148" draw:text-style-name="P45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29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30" draw:text-style-name="P3" draw:layer="layout" svg:x1="6.089cm" svg:y1="23.849cm" svg:x2="6.089cm" svg:y2="20.777cm">
          <text:p/>
        </draw:line>
        <draw:custom-shape draw:style-name="gr149" draw:text-style-name="P10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5" draw:text-style-name="P10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5" draw:text-style-name="P10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5" draw:text-style-name="P10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50" draw:text-style-name="P44" draw:layer="layout" svg:width="1.612cm" svg:height="1.04cm" svg:x="6.339cm" svg:y="22.114cm">
          <draw:text-box>
            <text:p><text:span text:style-name="T34">GI</text:span></text:p>
          </draw:text-box>
        </draw:frame>
        <draw:frame draw:style-name="gr151" draw:text-style-name="P44" draw:layer="layout" svg:width="2.463cm" svg:height="1.04cm" svg:x="9.538cm" svg:y="22.915cm">
          <draw:text-box>
            <text:p><text:span text:style-name="T34">E=MBV</text:span></text:p>
          </draw:text-box>
        </draw:frame>
        <draw:custom-shape draw:style-name="gr149" draw:text-style-name="P10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54" draw:text-style-name="P3" draw:layer="layout" svg:x1="14.8cm" svg:y1="8.8cm" svg:x2="8.197cm" svg:y2="14.812cm">
          <text:p/>
        </draw:line>
        <draw:line draw:style-name="gr154" draw:text-style-name="P3" draw:layer="layout" svg:x1="18.717cm" svg:y1="11.177cm" svg:x2="15.159cm" svg:y2="14.812cm">
          <text:p/>
        </draw:line>
        <draw:line draw:style-name="gr155" draw:text-style-name="P50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30" draw:text-style-name="P3" draw:layer="layout" svg:x1="13.669cm" svg:y1="23.857cm" svg:x2="13.694cm" svg:y2="21.715cm">
          <text:p/>
        </draw:line>
        <draw:frame draw:style-name="gr156" draw:text-style-name="P49" draw:layer="layout" svg:width="4.497cm" svg:height="1.057cm" svg:x="4.154cm" svg:y="17.333cm">
          <draw:text-box>
            <text:p><text:span text:style-name="T44">Kort sikt</text:span></text:p>
          </draw:text-box>
        </draw:frame>
        <draw:frame draw:style-name="gr156" draw:text-style-name="P49" draw:layer="layout" svg:width="4.497cm" svg:height="1.057cm" svg:x="12.655cm" svg:y="17.334cm">
          <draw:text-box>
            <text:p><text:span text:style-name="T44">Lang sikt</text:span></text:p>
          </draw:text-box>
        </draw:frame>
        <draw:frame draw:style-name="gr78" draw:text-style-name="P22" draw:layer="layout" svg:width="14.298cm" svg:height="1.275cm" svg:x="0.952cm" svg:y="0.356cm">
          <draw:text-box>
            <text:p><text:span text:style-name="T17">Ufullkommen konkurranse: Monopolistisk konkurranse</text:span></text:p>
          </draw:text-box>
        </draw:frame>
        <draw:frame draw:style-name="gr152" draw:text-style-name="P49" draw:layer="layout" svg:width="3.859cm" svg:height="0.71cm" svg:x="8.887cm" svg:y="15.787cm">
          <draw:text-box>
            <text:p><text:span text:style-name="T44">Antall konkurrenter</text:span></text:p>
          </draw:text-box>
        </draw:frame>
        <draw:frame draw:style-name="gr152" draw:text-style-name="P49" draw:layer="layout" svg:width="3.859cm" svg:height="0.71cm" svg:x="8.088cm" svg:y="15.187cm">
          <draw:text-box>
            <text:p><text:span text:style-name="T44">Få</text:span></text:p>
          </draw:text-box>
        </draw:frame>
        <draw:frame draw:style-name="gr152" draw:text-style-name="P49" draw:layer="layout" svg:width="3.859cm" svg:height="0.71cm" svg:x="6.889cm" svg:y="15.187cm">
          <draw:text-box>
            <text:p><text:span text:style-name="T44">1</text:span></text:p>
          </draw:text-box>
        </draw:frame>
        <draw:frame draw:style-name="gr157" draw:text-style-name="P45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52" draw:text-style-name="P49" draw:layer="layout" svg:width="3.859cm" svg:height="0.71cm" svg:x="7.59cm" svg:y="15.187cm">
          <draw:text-box>
            <text:p><text:span text:style-name="T44">2</text:span></text:p>
          </draw:text-box>
        </draw:frame>
        <draw:line draw:style-name="gr154" draw:text-style-name="P3" draw:layer="layout" svg:x1="15.601cm" svg:y1="8.8cm" svg:x2="8.998cm" svg:y2="14.812cm">
          <text:p/>
        </draw:line>
        <draw:frame draw:style-name="gr158" draw:text-style-name="P45" draw:layer="layout" svg:width="2.492cm" svg:height="0.489cm" svg:x="13.701cm" svg:y="7.601cm">
          <draw:text-box>
            <text:p>Monopol (kapittel 10)</text:p>
          </draw:text-box>
        </draw:frame>
        <draw:frame draw:style-name="gr159" draw:text-style-name="P45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60" draw:text-style-name="P45" draw:layer="layout" svg:width="2.678cm" svg:height="0.489cm" svg:x="15.002cm" svg:y="8.602cm">
          <draw:text-box>
            <text:p>Oligopol (ikke pensum)</text:p>
          </draw:text-box>
        </draw:frame>
        <draw:custom-shape draw:style-name="gr149" draw:text-style-name="P10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4.15cm" svg:x2="14.25cm" svg:y2="14.25cm">
          <text:p/>
        </draw:line>
        <draw:line draw:style-name="gr26" draw:text-style-name="P3" draw:layer="layout" svg:x1="10.5cm" svg:y1="14.25cm" svg:x2="10.5cm" svg:y2="11cm">
          <text:p/>
        </draw:line>
        <draw:frame draw:style-name="gr161" draw:text-style-name="P45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61" draw:text-style-name="P45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54" draw:text-style-name="P3" draw:layer="layout" svg:x1="5.25cm" svg:y1="14cm" svg:x2="8.75cm" svg:y2="12cm">
          <text:p/>
        </draw:line>
        <draw:line draw:style-name="gr154" draw:text-style-name="P3" draw:layer="layout" svg:x1="13.65cm" svg:y1="12.3cm" svg:x2="11.75cm" svg:y2="13.5cm">
          <text:p/>
        </draw:line>
        <draw:custom-shape draw:style-name="gr162" draw:text-style-name="P10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1" draw:text-style-name="P10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3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3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63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64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64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5" draw:text-style-name="P51" draw:layer="layout" svg:width="11.119cm" svg:height="2.764cm" svg:x="1.894cm" svg:y="2.496cm">
          <draw:text-box>
            <text:list text:style-name="L2">
              <text:list-item>
                <text:p><text:span text:style-name="T45">- <text:s text:c="2"/>Forskjellige etterspørrere (eller gruppe av etterspørre) må ha ulik marginal betalingsvillighet (MBV).</text:span></text:p>
              </text:list-item>
              <text:list-item>
                <text:p><text:span text:style-name="T45">- <text:s text:c="2"/>Produsentene må mulighet til å </text:span><text:span text:style-name="T46">skille</text:span><text:span text:style-name="T45"> </text:span><text:span text:style-name="T47">de</text:span><text:span text:style-name="T45"> forskjellige etterspørrere fra hverandre.</text:span></text:p>
              </text:list-item>
              <text:list-item>
                <text:p><text:span text:style-name="T45">- <text:s text:c="2"/>Videresalg mellom gruppene (dvs. fra konsumenter til konsumenter) er ikke mulig</text:span><text:span text:style-name="T47">,</text:span><text:span text:style-name="T45"> alternativt kostbart å utføre.</text:span></text:p>
              </text:list-item>
            </text:list>
          </draw:text-box>
        </draw:frame>
        <draw:frame draw:style-name="gr143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66" draw:text-style-name="P49" draw:layer="layout" svg:width="14.58cm" svg:height="1.057cm" svg:x="1.968cm" svg:y="1.37cm">
          <draw:text-box>
            <text:p><text:span text:style-name="T44">Vi har </text:span><text:span text:style-name="T48">prisdiskriminering</text:span><text:span text:style-name="T49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67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7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8" draw:text-style-name="P49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69" draw:text-style-name="P49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56" draw:text-style-name="P49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70" draw:text-style-name="P49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71" draw:text-style-name="P49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72" draw:text-style-name="P49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73" draw:text-style-name="P49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74" draw:text-style-name="P49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75" draw:text-style-name="P49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4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4.062cm" svg:y="21.8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7" draw:text-style-name="P52" draw:layer="layout" svg:width="2.1cm" svg:height="1.04cm" svg:x="19.2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16.229cm" svg:y="25.631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8.262cm" svg:y="25.485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4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663cm" svg:y="21.8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47" draw:text-style-name="P52" draw:layer="layout" svg:width="2.1cm" svg:height="1.04cm" svg:x="10.1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11.8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4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532cm" svg:y="26.0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763cm" svg:y="21.8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7" draw:text-style-name="P52" draw:layer="layout" svg:width="2.1cm" svg:height="1.04cm" svg:x="3.03cm" svg:y="25.632cm">
          <draw:text-box>
            <text:p><text:span text:style-name="T50">GI</text:span></text:p>
          </draw:text-box>
        </draw:frame>
        <draw:frame draw:style-name="gr147" draw:text-style-name="P52" draw:layer="layout" svg:width="2.1cm" svg:height="1.04cm" svg:x="4.263cm" svg:y="25.486cm">
          <draw:text-box>
            <text:p><text:span text:style-name="T50">E=MBV</text:span></text:p>
          </draw:text-box>
        </draw:frame>
        <draw:custom-shape draw:style-name="gr149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47" draw:text-style-name="P52" draw:layer="layout" svg:width="2.1cm" svg:height="1.04cm" svg:x="12.878cm" svg:y="24.902cm">
          <draw:text-box>
            <text:p><text:span text:style-name="T50">S=GK</text:span></text:p>
          </draw:text-box>
        </draw:frame>
        <draw:frame draw:style-name="gr147" draw:text-style-name="P52" draw:layer="layout" svg:width="2.1cm" svg:height="1.04cm" svg:x="6.278cm" svg:y="24.902cm">
          <draw:text-box>
            <text:p><text:span text:style-name="T50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64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4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76" draw:text-style-name="P49" draw:layer="layout" svg:width="7.005cm" svg:height="2.77cm" svg:x="14.626cm" svg:y="8.48cm">
          <draw:text-box>
            <text:p><text:span text:style-name="T49">Kollektive goder:</text:span></text:p>
            <text:p><text:span text:style-name="T51">- Ikke rivaliserende</text:span></text:p>
            <text:p><text:span text:style-name="T51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43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77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78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44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9" draw:layer="layout" svg:width="1.608cm" svg:height="0.599cm" svg:x="18.796cm" svg:y="3.717cm">
          <draw:text-box>
            <text:p><text:span text:style-name="T4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79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80" draw:text-style-name="P49" draw:layer="layout" svg:width="7.005cm" svg:height="2.095cm" svg:x="7.825cm" svg:y="8.236cm">
          <draw:text-box>
            <text:p><text:span text:style-name="T49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81" draw:text-style-name="P53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82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83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184" draw:text-style-name="P44" draw:layer="layout" svg:width="1.696cm" svg:height="0.652cm" svg:x="6.334cm" svg:y="13.474cm">
          <draw:text-box>
            <text:p><text:span text:style-name="T34">E=MBV</text:span></text:p>
          </draw:text-box>
        </draw:frame>
        <draw:frame draw:style-name="gr185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186" draw:text-style-name="P54" draw:layer="layout" svg:width="2.852cm" svg:height="1.076cm" svg:x="5.248cm" svg:y="12.126cm">
          <draw:text-box>
            <text:p><text:span text:style-name="T52">Samfunnsøkonomisk </text:span></text:p>
            <text:p><text:span text:style-name="T52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0" draw:text-style-name="P49" draw:layer="layout" svg:width="7.005cm" svg:height="2.095cm" svg:x="14.527cm" svg:y="12.781cm">
          <draw:text-box>
            <text:p><text:span text:style-name="T49">Formyndergoder:</text:span></text:p>
            <text:p><text:span text:style-name="T51">Merit goods</text:span></text:p>
            <text:p><text:span text:style-name="T51">Merit bads</text:span></text:p>
          </draw:text-box>
        </draw:frame>
        <draw:frame draw:style-name="gr180" draw:text-style-name="P49" draw:layer="layout" svg:width="7.005cm" svg:height="2.095cm" svg:x="14.45cm" svg:y="13.95cm">
          <draw:text-box>
            <text:p><text:span text:style-name="T49">Ufullstendig informasjon</text:span></text:p>
            <text:p><text:span text:style-name="T51">- Assymterisk informasjon</text:span></text:p>
            <text:p><text:span text:style-name="T51">- Ufullstendig informasjon tilknyttet </text:span></text:p>
            <text:p><text:span text:style-name="T51">Godens beslutningsgrunnlag</text:span></text:p>
          </draw:text-box>
        </draw:frame>
        <draw:frame draw:style-name="gr180" draw:text-style-name="P49" draw:layer="layout" svg:width="7.005cm" svg:height="2.095cm" svg:x="14.585cm" svg:y="15.75cm">
          <draw:text-box>
            <text:p><text:span text:style-name="T49">Kollektive goder</text:span></text:p>
            <text:p><text:span text:style-name="T51">- Offentlige bør produsere inntil </text:span></text:p>
            <text:p><text:span text:style-name="T51">Summan av mbv er lik grensekostnad</text:span></text:p>
          </draw:text-box>
        </draw:frame>
        <draw:frame draw:style-name="gr180" draw:text-style-name="P49" draw:layer="layout" svg:width="7.005cm" svg:height="2.095cm" svg:x="14.495cm" svg:y="24.255cm">
          <draw:text-box>
            <text:p><text:span text:style-name="T49">Formyndergoder</text:span></text:p>
            <text:p><text:span text:style-name="T51">Økt skatt eller redusert skatt</text:span></text:p>
          </draw:text-box>
        </draw:frame>
        <draw:frame draw:style-name="gr180" draw:text-style-name="P49" draw:layer="layout" svg:width="7.005cm" svg:height="2.095cm" svg:x="14.428cm" svg:y="25.682cm">
          <draw:text-box>
            <text:p><text:span text:style-name="T49">Ufullstendig informasjon</text:span></text:p>
            <text:p><text:span text:style-name="T51">Offentlige kan forbedre informasjons</text:span></text:p>
            <text:p><text:span text:style-name="T51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87" draw:text-style-name="P3" draw:layer="layout" svg:x1="8.5cm" svg:y1="14.65cm" svg:x2="14cm" svg:y2="14.65cm">
          <text:p/>
        </draw:line>
        <draw:line draw:style-name="gr18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189" draw:text-style-name="P55" draw:layer="layout" svg:x1="10cm" svg:y1="14.5cm" svg:x2="10.081cm" svg:y2="13.24cm">
          <text:p text:style-name="P10"><text:span text:style-name="T1">c</text:span></text:p>
        </draw:line>
        <draw:line draw:style-name="gr189" draw:text-style-name="P55" draw:layer="layout" svg:x1="8.329cm" svg:y1="13.253cm" svg:x2="10cm" svg:y2="13.25cm">
          <text:p text:style-name="P10"><text:span text:style-name="T1">c</text:span></text:p>
        </draw:line>
        <draw:frame draw:style-name="gr190" draw:text-style-name="P56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187" draw:text-style-name="P3" draw:layer="layout" svg:x1="8.5cm" svg:y1="20.55cm" svg:x2="14cm" svg:y2="20.55cm">
          <text:p/>
        </draw:line>
        <draw:line draw:style-name="gr18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189" draw:text-style-name="P55" draw:layer="layout" svg:x1="9.5cm" svg:y1="20.4cm" svg:x2="9.5cm" svg:y2="18.75cm">
          <text:p text:style-name="P10"><text:span text:style-name="T1">c</text:span></text:p>
        </draw:line>
        <draw:line draw:style-name="gr189" draw:text-style-name="P55" draw:layer="layout" svg:x1="8.329cm" svg:y1="18.553cm" svg:x2="9.5cm" svg:y2="18.55cm">
          <text:p text:style-name="P10"><text:span text:style-name="T1">c</text:span></text:p>
        </draw:line>
        <draw:frame draw:style-name="gr190" draw:text-style-name="P56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81" draw:text-style-name="P53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87" draw:text-style-name="P3" draw:layer="layout" svg:x1="8.5cm" svg:y1="26.125cm" svg:x2="14cm" svg:y2="26.125cm">
          <text:p/>
        </draw:line>
        <draw:line draw:style-name="gr18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191" draw:text-style-name="P55" draw:layer="layout" svg:x1="9.5cm" svg:y1="26.175cm" svg:x2="9.5cm" svg:y2="22.75cm">
          <text:p text:style-name="P10"><text:span text:style-name="T1">c</text:span></text:p>
        </draw:line>
        <draw:line draw:style-name="gr189" draw:text-style-name="P55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92" draw:text-style-name="P57" draw:layer="layout" svg:width="4.598cm" svg:height="0.937cm" svg:x="7.752cm" svg:y="15.453cm">
          <draw:text-box>
            <text:p><text:span text:style-name="T53">Avgifter og subsidider</text:span></text:p>
          </draw:text-box>
        </draw:frame>
        <draw:frame draw:style-name="gr193" draw:text-style-name="P57" draw:layer="layout" svg:width="4.847cm" svg:height="1.28cm" svg:x="8.153cm" svg:y="21.054cm">
          <draw:text-box>
            <text:p><text:span text:style-name="T5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194" draw:text-style-name="P3" draw:layer="layout" svg:x1="15cm" svg:y1="18.55cm" svg:x2="17.25cm" svg:y2="18.55cm">
          <text:p/>
        </draw:line>
        <draw:line draw:style-name="gr195" draw:text-style-name="P3" draw:layer="layout" svg:x1="15cm" svg:y1="18.55cm" svg:x2="15cm" svg:y2="17.05cm">
          <text:p/>
        </draw:line>
        <draw:line draw:style-name="gr194" draw:text-style-name="P3" draw:layer="layout" svg:x1="14.925cm" svg:y1="20.925cm" svg:x2="17.175cm" svg:y2="20.925cm">
          <text:p/>
        </draw:line>
        <draw:line draw:style-name="gr195" draw:text-style-name="P3" draw:layer="layout" svg:x1="14.925cm" svg:y1="20.925cm" svg:x2="14.925cm" svg:y2="19.425cm">
          <text:p/>
        </draw:line>
        <draw:line draw:style-name="gr194" draw:text-style-name="P3" draw:layer="layout" svg:x1="14.925cm" svg:y1="23.125cm" svg:x2="17.175cm" svg:y2="23.125cm">
          <text:p/>
        </draw:line>
        <draw:line draw:style-name="gr195" draw:text-style-name="P3" draw:layer="layout" svg:x1="14.925cm" svg:y1="23.125cm" svg:x2="14.925cm" svg:y2="21.625cm">
          <text:p/>
        </draw:lin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196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90" draw:text-style-name="P56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190" draw:text-style-name="P56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190" draw:text-style-name="P56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90" draw:text-style-name="P56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197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8" draw:text-style-name="P22" draw:layer="layout" svg:width="10.25cm" svg:height="1.275cm" svg:x="0.75cm" svg:y="0.352cm">
          <draw:text-box>
            <text:p><text:span text:style-name="T17">Internasjonal handel og velferd</text:span></text:p>
          </draw:text-box>
        </draw:frame>
        <draw:line draw:style-name="gr2" draw:text-style-name="P3" draw:layer="layout" svg:x1="1.001cm" svg:y1="0.998cm" svg:x2="20.591cm" svg:y2="0.998cm">
          <text:p/>
        </draw:line>
        <draw:line draw:style-name="gr2" draw:text-style-name="P3" draw:layer="layout" svg:x1="6.774cm" svg:y1="20.451cm" svg:x2="6.776cm" svg:y2="0.949cm">
          <text:p/>
        </draw:line>
        <draw:line draw:style-name="gr2" draw:text-style-name="P3" draw:layer="layout" svg:x1="13.374cm" svg:y1="20.451cm" svg:x2="13.376cm" svg:y2="0.949cm">
          <text:p/>
        </draw:line>
        <draw:line draw:style-name="gr2" draw:text-style-name="P3" draw:layer="layout" svg:x1="6.75cm" svg:y1="3cm" svg:x2="20.591cm" svg:y2="2.998cm">
          <text:p/>
        </draw:line>
        <draw:line draw:style-name="gr12" draw:text-style-name="P3" draw:layer="layout" svg:x1="1.503cm" svg:y1="8.55cm" svg:x2="6.353cm" svg:y2="8.6cm">
          <text:p/>
        </draw:line>
        <draw:line draw:style-name="gr12" draw:text-style-name="P3" draw:layer="layout" svg:x1="1.509cm" svg:y1="8.554cm" svg:x2="1.503cm" svg:y2="4.85cm">
          <text:p/>
        </draw:line>
        <draw:frame draw:style-name="gr15" draw:text-style-name="P10" draw:layer="layout" svg:width="0.436cm" svg:height="0.47cm" svg:x="6.281cm" svg:y="8.36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10" draw:layer="layout" svg:width="0.496cm" svg:height="0.47cm" svg:x="1.281cm" svg:y="4.363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line draw:style-name="gr3" draw:text-style-name="P3" draw:layer="layout" svg:x1="1.5cm" svg:y1="8.3cm" svg:x2="4.75cm" svg:y2="5.8cm">
          <text:p/>
        </draw:line>
        <draw:line draw:style-name="gr3" draw:text-style-name="P3" draw:layer="layout" svg:x1="1.55cm" svg:y1="5.8cm" svg:x2="5.55cm" svg:y2="8.55cm">
          <text:p/>
        </draw:line>
        <draw:line draw:style-name="gr12" draw:text-style-name="P3" draw:layer="layout" svg:x1="7.603cm" svg:y1="8.624cm" svg:x2="12.453cm" svg:y2="8.674cm">
          <text:p/>
        </draw:line>
        <draw:line draw:style-name="gr12" draw:text-style-name="P3" draw:layer="layout" svg:x1="7.609cm" svg:y1="8.628cm" svg:x2="7.603cm" svg:y2="4.924cm">
          <text:p/>
        </draw:line>
        <draw:frame draw:style-name="gr15" draw:text-style-name="P10" draw:layer="layout" svg:width="0.496cm" svg:height="0.47cm" svg:x="7.381cm" svg:y="4.437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3" draw:text-style-name="P3" draw:layer="layout" svg:x1="7.6cm" svg:y1="8.374cm" svg:x2="10.85cm" svg:y2="5.874cm">
          <text:p/>
        </draw:line>
        <draw:line draw:style-name="gr3" draw:text-style-name="P3" draw:layer="layout" svg:x1="7.65cm" svg:y1="5.874cm" svg:x2="11.65cm" svg:y2="8.624cm">
          <text:p/>
        </draw:line>
        <draw:line draw:style-name="gr12" draw:text-style-name="P3" draw:layer="layout" svg:x1="14.603cm" svg:y1="8.624cm" svg:x2="19.453cm" svg:y2="8.674cm">
          <text:p/>
        </draw:line>
        <draw:line draw:style-name="gr12" draw:text-style-name="P3" draw:layer="layout" svg:x1="14.609cm" svg:y1="8.628cm" svg:x2="14.603cm" svg:y2="4.924cm">
          <text:p/>
        </draw:line>
        <draw:frame draw:style-name="gr15" draw:text-style-name="P10" draw:layer="layout" svg:width="0.496cm" svg:height="0.47cm" svg:x="14.381cm" svg:y="4.437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line draw:style-name="gr3" draw:text-style-name="P3" draw:layer="layout" svg:x1="14.6cm" svg:y1="8.374cm" svg:x2="17.85cm" svg:y2="5.874cm">
          <text:p/>
        </draw:line>
        <draw:line draw:style-name="gr3" draw:text-style-name="P3" draw:layer="layout" svg:x1="14.65cm" svg:y1="5.874cm" svg:x2="18.65cm" svg:y2="8.624cm">
          <text:p/>
        </draw:line>
        <draw:frame draw:style-name="gr43" draw:text-style-name="P23" draw:layer="layout" svg:width="6.695cm" svg:height="1.199cm" svg:x="0.906cm" svg:y="0.951cm">
          <draw:text-box>
            <text:p><text:span text:style-name="T18">Autarki</text:span></text:p>
          </draw:text-box>
        </draw:frame>
        <draw:frame draw:style-name="gr43" draw:text-style-name="P23" draw:layer="layout" svg:width="6.695cm" svg:height="1.199cm" svg:x="6.806cm" svg:y="0.951cm">
          <draw:text-box>
            <text:p><text:span text:style-name="T18">Fri handel</text:span></text:p>
          </draw:text-box>
        </draw:frame>
        <draw:frame draw:style-name="gr43" draw:text-style-name="P23" draw:layer="layout" svg:width="6.695cm" svg:height="1.199cm" svg:x="13.907cm" svg:y="0.952cm">
          <draw:text-box>
            <text:p><text:span text:style-name="T18">Med toll</text:span></text:p>
          </draw:text-box>
        </draw:frame>
        <draw:frame draw:style-name="gr198" draw:layer="layout" svg:width="4.098cm" svg:height="2.735cm" svg:x="7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+b+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-b</text:p>
              </table:table-cell>
            </table:table-row>
            <table:table-row table:style-name="ro1" table:default-cell-style-name="bg-none">
              <table:table-cell>
                <text:p>NE</text:p>
              </table:table-cell>
              <table:table-cell>
                <text:p>+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98" draw:layer="layout" svg:width="4.098cm" svg:height="4.358cm" svg:x="14.402cm" svg:y="12.15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-a-b-c-d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+a</text:p>
              </table:table-cell>
            </table:table-row>
            <table:table-row table:style-name="ro2" table:default-cell-style-name="bg-none">
              <table:table-cell>
                <text:p>MY</text:p>
              </table:table-cell>
              <table:table-cell>
                <text:p>+c</text:p>
              </table:table-cell>
            </table:table-row>
            <table:table-row table:style-name="ro2" table:default-cell-style-name="bg-none">
              <table:table-cell>
                <text:p>NE</text:p>
              </table:table-cell>
              <table:table-cell>
                <text:p>-b-d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76" draw:text-style-name="P3" draw:layer="layout" svg:x1="1.501cm" svg:y1="6.95cm" svg:x2="3.251cm" svg:y2="6.95cm">
          <text:p/>
        </draw:line>
        <draw:line draw:style-name="gr76" draw:text-style-name="P3" draw:layer="layout" svg:x1="7.601cm" svg:y1="7.05cm" svg:x2="9.351cm" svg:y2="7.05cm">
          <text:p/>
        </draw:line>
        <draw:line draw:style-name="gr76" draw:text-style-name="P3" draw:layer="layout" svg:x1="14.601cm" svg:y1="7.05cm" svg:x2="16.351cm" svg:y2="7.05cm">
          <text:p/>
        </draw:line>
        <draw:frame draw:style-name="gr15" draw:text-style-name="P10" draw:layer="layout" svg:width="0.436cm" svg:height="0.47cm" svg:x="12.581cm" svg:y="8.363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5" draw:text-style-name="P10" draw:layer="layout" svg:width="0.436cm" svg:height="0.47cm" svg:x="19.481cm" svg:y="8.36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5.0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0.6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0.939cm" svg:y="7.913cm">
          <draw:text-box>
            <text:p><text:span text:style-name="T34">D</text:span></text:p>
          </draw:text-box>
        </draw:frame>
        <draw:frame draw:style-name="gr147" draw:text-style-name="P44" draw:layer="layout" svg:width="2.1cm" svg:height="1.04cm" svg:x="17.739cm" svg:y="5.113cm">
          <draw:text-box>
            <text:p><text:span text:style-name="T34">S</text:span></text:p>
          </draw:text-box>
        </draw:frame>
        <draw:frame draw:style-name="gr147" draw:text-style-name="P44" draw:layer="layout" svg:width="2.1cm" svg:height="1.04cm" svg:x="18.439cm" svg:y="7.913cm">
          <draw:text-box>
            <text:p><text:span text:style-name="T34">D</text:span></text:p>
          </draw:text-box>
        </draw:frame>
        <draw:frame draw:style-name="gr198" draw:layer="layout" svg:width="4.098cm" svg:height="1.823cm" svg:x="1.703cm" svg:y="12.1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bg-none">
              <table:table-cell>
                <text:p>KO</text:p>
              </table:table-cell>
              <table:table-cell>
                <text:p>a</text:p>
              </table:table-cell>
            </table:table-row>
            <table:table-row table:style-name="ro1" table:default-cell-style-name="bg-none">
              <table:table-cell>
                <text:p>PO</text:p>
              </table:table-cell>
              <table:table-cell>
                <text:p>b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3" draw:text-style-name="P40" draw:layer="layout" svg:width="1.073cm" svg:height="4.064cm" svg:x="0.955cm" svg:y="12.0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6.6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63" draw:text-style-name="P40" draw:layer="layout" svg:width="1.073cm" svg:height="4.064cm" svg:x="13.356cm" svg:y="12.164cm">
          <draw:text-box>
            <text:p><text:span text:style-name="T30">V</text:span></text:p>
            <text:p><text:span text:style-name="T30">E</text:span></text:p>
            <text:p><text:span text:style-name="T30">L</text:span></text:p>
            <text:p><text:span text:style-name="T30">F</text:span></text:p>
            <text:p><text:span text:style-name="T30">E</text:span></text:p>
            <text:p><text:span text:style-name="T30">R</text:span></text:p>
            <text:p><text:span text:style-name="T30">D</text:span></text:p>
            <text:p><text:span text:style-name="T30"/></text:p>
          </draw:text-box>
        </draw:frame>
        <draw:frame draw:style-name="gr147" draw:text-style-name="P44" draw:layer="layout" svg:width="2.1cm" svg:height="1.04cm" svg:x="2.9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6.313cm">
          <draw:text-box>
            <text:p><text:span text:style-name="T34">a</text:span></text:p>
          </draw:text-box>
        </draw:frame>
        <draw:frame draw:style-name="gr147" draw:text-style-name="P44" draw:layer="layout" svg:width="2.1cm" svg:height="1.04cm" svg:x="1.539cm" svg:y="7.113cm">
          <draw:text-box>
            <text:p><text:span text:style-name="T34">b</text:span></text:p>
          </draw:text-box>
        </draw:frame>
        <draw:frame draw:style-name="gr147" draw:text-style-name="P44" draw:layer="layout" svg:width="2.1cm" svg:height="1.04cm" svg:x="4.539cm" svg:y="5.113cm">
          <draw:text-box>
            <text:p><text:span text:style-name="T34">S</text:span></text:p>
          </draw:text-box>
        </draw:frame>
        <draw:line draw:style-name="gr2" draw:text-style-name="P3" draw:layer="layout" svg:x1="7.85cm" svg:y1="7.9cm" svg:x2="10.6cm" svg:y2="7.9cm">
          <text:p/>
        </draw:line>
        <draw:frame draw:style-name="gr15" draw:text-style-name="P10" draw:layer="layout" svg:width="0.665cm" svg:height="0.53cm" svg:x="0.984cm" svg:y="6.56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5" draw:text-style-name="P10" draw:layer="layout" svg:width="0.665cm" svg:height="0.53cm" svg:x="6.784cm" svg:y="6.663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5" draw:text-style-name="P10" draw:layer="layout" svg:width="0.661cm" svg:height="0.53cm" svg:x="6.784cm" svg:y="7.56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frame draw:style-name="gr15" draw:text-style-name="P10" draw:layer="layout" svg:width="0.665cm" svg:height="0.53cm" svg:x="13.485cm" svg:y="6.56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line draw:style-name="gr2" draw:text-style-name="P3" draw:layer="layout" svg:x1="7.65cm" svg:y1="7.1cm" svg:x2="10.7cm" svg:y2="7.1cm">
          <text:p/>
        </draw:line>
        <draw:frame draw:style-name="gr15" draw:text-style-name="P10" draw:layer="layout" svg:width="0.433cm" svg:height="0.47cm" svg:x="7.885cm" svg:y="6.46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5" draw:text-style-name="P10" draw:layer="layout" svg:width="0.428cm" svg:height="0.47cm" svg:x="7.886cm" svg:y="7.26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5" draw:text-style-name="P10" draw:layer="layout" svg:width="0.445cm" svg:height="0.47cm" svg:x="9.186cm" svg:y="7.263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6" draw:text-style-name="P3" draw:layer="layout" svg:x1="14.65cm" svg:y1="7.9cm" svg:x2="17.7cm" svg:y2="7.9cm">
          <text:p/>
        </draw:line>
        <draw:line draw:style-name="gr3" draw:text-style-name="P3" draw:layer="layout" svg:x1="14.65cm" svg:y1="7.4cm" svg:x2="17.15cm" svg:y2="7.4cm">
          <text:p/>
        </draw:line>
        <draw:frame draw:style-name="gr15" draw:text-style-name="P10" draw:layer="layout" svg:width="0.661cm" svg:height="0.53cm" svg:x="13.485cm" svg:y="7.563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5" draw:text-style-name="P10" draw:layer="layout" svg:width="1.269cm" svg:height="0.53cm" svg:x="13.286cm" svg:y="7.163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5" draw:text-style-name="P10" draw:layer="layout" svg:width="0.433cm" svg:height="0.47cm" svg:x="14.686cm" svg:y="7.463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5" draw:text-style-name="P10" draw:layer="layout" svg:width="0.428cm" svg:height="0.47cm" svg:x="15.487cm" svg:y="7.463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5" draw:text-style-name="P10" draw:layer="layout" svg:width="0.415cm" svg:height="0.47cm" svg:x="16.087cm" svg:y="7.463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5" draw:text-style-name="P10" draw:layer="layout" svg:width="0.445cm" svg:height="0.47cm" svg:x="16.888cm" svg:y="7.463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line draw:style-name="gr76" draw:text-style-name="P3" draw:layer="layout" svg:x1="15.144cm" svg:y1="8.753cm" svg:x2="15.158cm" svg:y2="7.897cm">
          <text:p/>
        </draw:line>
        <draw:line draw:style-name="gr76" draw:text-style-name="P3" draw:layer="layout" svg:x1="15.776cm" svg:y1="8.651cm" svg:x2="15.776cm" svg:y2="7.3cm">
          <text:p/>
        </draw:line>
        <draw:line draw:style-name="gr76" draw:text-style-name="P3" draw:layer="layout" svg:x1="17.544cm" svg:y1="8.653cm" svg:x2="17.558cm" svg:y2="7.797cm">
          <text:p/>
        </draw:line>
        <draw:line draw:style-name="gr76" draw:text-style-name="P3" draw:layer="layout" svg:x1="16.876cm" svg:y1="8.652cm" svg:x2="16.876cm" svg:y2="7.301cm">
          <text:p/>
        </draw:line>
        <draw:line draw:style-name="gr76" draw:text-style-name="P3" draw:layer="layout" svg:x1="8.144cm" svg:y1="8.653cm" svg:x2="8.158cm" svg:y2="7.797cm">
          <text:p/>
        </draw:line>
        <draw:line draw:style-name="gr76" draw:text-style-name="P3" draw:layer="layout" svg:x1="10.644cm" svg:y1="8.653cm" svg:x2="10.658cm" svg:y2="7.797cm">
          <text:p/>
        </draw:line>
        <draw:frame draw:style-name="gr15" draw:text-style-name="P10" draw:layer="layout" svg:width="1.36cm" svg:height="0.47cm" svg:x="8.601cm" svg:y="8.738cm">
          <draw:object xlink:href="./Object 539" xlink:type="simple" xlink:show="embed" xlink:actuate="onLoad">
            <loext:p/>
          </draw:object>
          <draw:image xlink:href="./ObjectReplacements/Object 539" xlink:type="simple" xlink:show="embed" xlink:actuate="onLoad"/>
        </draw:frame>
        <draw:line draw:style-name="gr199" draw:text-style-name="P10" draw:layer="layout" svg:x1="8.15cm" svg:y1="8.75cm" svg:x2="10.65cm" svg:y2="8.75cm">
          <text:p/>
        </draw:line>
        <draw:frame draw:style-name="gr15" draw:text-style-name="P10" draw:layer="layout" svg:width="1.36cm" svg:height="0.47cm" svg:x="15.701cm" svg:y="8.738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line draw:style-name="gr199" draw:text-style-name="P10" draw:layer="layout" svg:x1="15.85cm" svg:y1="8.75cm" svg:x2="16.95cm" svg:y2="8.75cm">
          <text:p/>
        </draw:line>
        <draw:frame draw:style-name="gr15" draw:text-style-name="P10" draw:layer="layout" svg:width="0.415cm" svg:height="0.47cm" svg:x="7.586cm" svg:y="7.863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23T11:38:57.262571922</dc:date>
    <meta:editing-duration>P5DT5H35M41S</meta:editing-duration>
    <meta:editing-cycles>490</meta:editing-cycles>
    <meta:generator>LibreOffice/7.6.3.2$Linux_X86_64 LibreOffice_project/60$Build-2</meta:generator>
    <meta:print-date>2023-11-14T11:35:30.738732036</meta:print-date>
    <meta:printed-by>PDF files</meta:printed-by>
    <meta:document-statistic meta:object-count="1871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i>P</mi>
    <annotation encoding="StarMath 5.0">P</annotation>
  </semantics>
</math>
</file>

<file path=Object 487/content.xml><?xml version="1.0" encoding="utf-8"?>
<math xmlns="http://www.w3.org/1998/Math/MathML" display="block">
  <semantics>
    <mi>x</mi>
    <annotation encoding="StarMath 5.0">x</annotation>
  </semantics>
</math>
</file>

<file path=Object 488/content.xml><?xml version="1.0" encoding="utf-8"?>
<math xmlns="http://www.w3.org/1998/Math/MathML" display="block">
  <semantics>
    <mi>x</mi>
    <annotation encoding="StarMath 5.0">x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3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4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28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29/content.xml><?xml version="1.0" encoding="utf-8"?>
<math xmlns="http://www.w3.org/1998/Math/MathML" display="block">
  <semantics>
    <msub>
      <mi>p</mi>
      <mi>A</mi>
    </msub>
    <annotation encoding="StarMath 5.0">p_A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i>a</mi>
    <annotation encoding="StarMath 5.0">a</annotation>
  </semantics>
</math>
</file>

<file path=Object 531/content.xml><?xml version="1.0" encoding="utf-8"?>
<math xmlns="http://www.w3.org/1998/Math/MathML" display="block">
  <semantics>
    <mi>b</mi>
    <annotation encoding="StarMath 5.0">b</annotation>
  </semantics>
</math>
</file>

<file path=Object 532/content.xml><?xml version="1.0" encoding="utf-8"?>
<math xmlns="http://www.w3.org/1998/Math/MathML" display="block">
  <semantics>
    <mi>d</mi>
    <annotation encoding="StarMath 5.0">d</annotation>
  </semantics>
</math>
</file>

<file path=Object 533/content.xml><?xml version="1.0" encoding="utf-8"?>
<math xmlns="http://www.w3.org/1998/Math/MathML" display="block">
  <semantics>
    <msub>
      <mi>p</mi>
      <mi>V</mi>
    </msub>
    <annotation encoding="StarMath 5.0">p_V</annotation>
  </semantics>
</math>
</file>

<file path=Object 534/content.xml><?xml version="1.0" encoding="utf-8"?>
<math xmlns="http://www.w3.org/1998/Math/MathML" display="block">
  <semantics>
    <mrow>
      <msub>
        <mi>p</mi>
        <mi>V</mi>
      </msub>
      <mo stretchy="false">+</mo>
      <mi>w</mi>
    </mrow>
    <annotation encoding="StarMath 5.0">p_V+w</annotation>
  </semantics>
</math>
</file>

<file path=Object 535/content.xml><?xml version="1.0" encoding="utf-8"?>
<math xmlns="http://www.w3.org/1998/Math/MathML" display="block">
  <semantics>
    <mi>a</mi>
    <annotation encoding="StarMath 5.0">a</annotation>
  </semantics>
</math>
</file>

<file path=Object 536/content.xml><?xml version="1.0" encoding="utf-8"?>
<math xmlns="http://www.w3.org/1998/Math/MathML" display="block">
  <semantics>
    <mi>b</mi>
    <annotation encoding="StarMath 5.0">b</annotation>
  </semantics>
</math>
</file>

<file path=Object 537/content.xml><?xml version="1.0" encoding="utf-8"?>
<math xmlns="http://www.w3.org/1998/Math/MathML" display="block">
  <semantics>
    <mi>c</mi>
    <annotation encoding="StarMath 5.0">c</annotation>
  </semantics>
</math>
</file>

<file path=Object 538/content.xml><?xml version="1.0" encoding="utf-8"?>
<math xmlns="http://www.w3.org/1998/Math/MathML" display="block">
  <semantics>
    <mi>d</mi>
    <annotation encoding="StarMath 5.0">d</annotation>
  </semantics>
</math>
</file>

<file path=Object 539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 mathvariant="italic">import</mi>
    <annotation encoding="StarMath 5.0">import</annotation>
  </semantics>
</math>
</file>

<file path=Object 541/content.xml><?xml version="1.0" encoding="utf-8"?>
<math xmlns="http://www.w3.org/1998/Math/MathML" display="block">
  <semantics>
    <mi>c</mi>
    <annotation encoding="StarMath 5.0">c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i>K</mi>
    <annotation encoding="StarMath 5.0">K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